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">
      <style:table-properties style:width="25.592cm" fo:margin-left="0.092cm" style:page-number="auto" table:align="left"/>
    </style:style>
    <style:style style:name="Таблица1.A" style:family="table-column">
      <style:table-column-properties style:column-width="3.896cm"/>
    </style:style>
    <style:style style:name="Таблица1.B" style:family="table-column">
      <style:table-column-properties style:column-width="10.102cm"/>
    </style:style>
    <style:style style:name="Таблица1.C" style:family="table-column">
      <style:table-column-properties style:column-width="11.59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636cm" table:align="right"/>
    </style:style>
    <style:style style:name="Таблица2.A" style:family="table-column">
      <style:table-column-properties style:column-width="12.806cm"/>
    </style:style>
    <style:style style:name="Таблица2.B" style:family="table-column">
      <style:table-column-properties style:column-width="12.831cm"/>
    </style:style>
    <style:style style:name="Таблица2.A1" style:family="table-cell">
      <style:table-cell-properties fo:background-color="transparent" fo:padding="0cm" fo:border="none">
        <style:background-image/>
      </style:table-cell-properties>
    </style:style>
    <style:style style:name="Таблица3" style:family="table" style:master-page-name="">
      <style:table-properties style:width="25.592cm" fo:margin-left="0.092cm" style:page-number="auto" table:align="left"/>
    </style:style>
    <style:style style:name="Таблица3.A" style:family="table-column">
      <style:table-column-properties style:column-width="3.896cm"/>
    </style:style>
    <style:style style:name="Таблица3.B" style:family="table-column">
      <style:table-column-properties style:column-width="10.102cm"/>
    </style:style>
    <style:style style:name="Таблица3.C" style:family="table-column">
      <style:table-column-properties style:column-width="11.594cm"/>
    </style:style>
    <style:style style:name="Таблица3.A1" style:family="table-cell">
      <style:table-cell-properties style:vertical-align="middle" fo:padding="0.097cm" fo:border="0.05pt solid #000000"/>
    </style:style>
    <style:style style:name="Таблица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3.B3" style:family="table-cell">
      <style:table-cell-properties fo:padding="0.097cm" fo:border-left="0.05pt solid #000000" fo:border-right="none" fo:border-top="none" fo:border-bottom="0.05pt solid #000000"/>
    </style:style>
    <style:style style:name="Таблица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4" style:family="table-cell">
      <style:table-cell-properties fo:padding="0.097cm" fo:border-left="0.05pt solid #000000" fo:border-right="none" fo:border-top="none" fo:border-bottom="0.05pt solid #000000"/>
    </style:style>
    <style:style style:name="Таблица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B5" style:family="table-cell">
      <style:table-cell-properties fo:padding="0.097cm" fo:border-left="0.05pt solid #000000" fo:border-right="none" fo:border-top="none" fo:border-bottom="0.05pt solid #000000"/>
    </style:style>
    <style:style style:name="Таблица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6" style:family="table-cell">
      <style:table-cell-properties fo:padding="0.097cm" fo:border-left="0.05pt solid #000000" fo:border-right="none" fo:border-top="none" fo:border-bottom="0.05pt solid #000000"/>
    </style:style>
    <style:style style:name="Таблица3.B6" style:family="table-cell">
      <style:table-cell-properties fo:padding="0.097cm" fo:border-left="0.05pt solid #000000" fo:border-right="none" fo:border-top="none" fo:border-bottom="0.05pt solid #000000"/>
    </style:style>
    <style:style style:name="Таблица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7" style:family="table-cell">
      <style:table-cell-properties fo:padding="0.097cm" fo:border-left="0.05pt solid #000000" fo:border-right="none" fo:border-top="none" fo:border-bottom="0.05pt solid #000000"/>
    </style:style>
    <style:style style:name="Таблица3.B7" style:family="table-cell">
      <style:table-cell-properties fo:padding="0.097cm" fo:border-left="0.05pt solid #000000" fo:border-right="none" fo:border-top="none" fo:border-bottom="0.05pt solid #000000"/>
    </style:style>
    <style:style style:name="Таблица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8" style:family="table-cell">
      <style:table-cell-properties fo:padding="0.097cm" fo:border-left="0.05pt solid #000000" fo:border-right="none" fo:border-top="none" fo:border-bottom="0.05pt solid #000000"/>
    </style:style>
    <style:style style:name="Таблица3.B8" style:family="table-cell">
      <style:table-cell-properties fo:padding="0.097cm" fo:border-left="0.05pt solid #000000" fo:border-right="none" fo:border-top="none" fo:border-bottom="0.05pt solid #000000"/>
    </style:style>
    <style:style style:name="Таблица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9" style:family="table-cell">
      <style:table-cell-properties fo:padding="0.097cm" fo:border-left="0.05pt solid #000000" fo:border-right="none" fo:border-top="none" fo:border-bottom="0.05pt solid #000000"/>
    </style:style>
    <style:style style:name="Таблица3.B9" style:family="table-cell">
      <style:table-cell-properties fo:padding="0.097cm" fo:border-left="0.05pt solid #000000" fo:border-right="none" fo:border-top="none" fo:border-bottom="0.05pt solid #000000"/>
    </style:style>
    <style:style style:name="Таблица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0" style:family="table-cell">
      <style:table-cell-properties fo:padding="0.097cm" fo:border-left="0.05pt solid #000000" fo:border-right="none" fo:border-top="none" fo:border-bottom="0.05pt solid #000000"/>
    </style:style>
    <style:style style:name="Таблица3.B10" style:family="table-cell">
      <style:table-cell-properties fo:padding="0.097cm" fo:border-left="0.05pt solid #000000" fo:border-right="none" fo:border-top="none" fo:border-bottom="0.05pt solid #000000"/>
    </style:style>
    <style:style style:name="Таблица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.A11" style:family="table-cell">
      <style:table-cell-properties fo:padding="0.097cm" fo:border-left="0.05pt solid #000000" fo:border-right="none" fo:border-top="none" fo:border-bottom="0.05pt solid #000000"/>
    </style:style>
    <style:style style:name="Таблица3.B11" style:family="table-cell">
      <style:table-cell-properties fo:padding="0.097cm" fo:border-left="0.05pt solid #000000" fo:border-right="none" fo:border-top="none" fo:border-bottom="0.05pt solid #000000"/>
    </style:style>
    <style:style style:name="Таблица3.C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64e0" officeooo:paragraph-rsid="000564e0" style:font-size-asian="18pt" style:font-weight-asian="bold" style:font-size-complex="18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officeooo:rsid="00077cda" officeooo:paragraph-rsid="00077cda" style:font-size-asian="14pt" style:font-size-complex="14pt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officeooo:rsid="0008ae25" officeooo:paragraph-rsid="0008ae25" style:font-size-asian="14pt" style:font-size-complex="14pt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officeooo:rsid="000b163e" officeooo:paragraph-rsid="000b163e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b163e" officeooo:paragraph-rsid="000b163e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officeooo:paragraph-rsid="000b163e"/>
    </style:style>
    <style:style style:name="P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b163e"/>
    </style:style>
    <style:style style:name="P8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bdbb9"/>
    </style:style>
    <style:style style:name="P9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cc043"/>
    </style:style>
    <style:style style:name="P10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paragraph-rsid="000fa419"/>
    </style:style>
    <style:style style:name="P1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paragraph-rsid="0010bb71"/>
    </style:style>
    <style:style style:name="P1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cc043" officeooo:paragraph-rsid="000cc043"/>
    </style:style>
    <style:style style:name="P1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d7dab" officeooo:paragraph-rsid="000d7dab"/>
    </style:style>
    <style:style style:name="P1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d7dab" officeooo:paragraph-rsid="000dd638"/>
    </style:style>
    <style:style style:name="P1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officeooo:rsid="000fa419" officeooo:paragraph-rsid="000fa419"/>
    </style:style>
    <style:style style:name="P16" style:family="paragraph" style:parent-style-name="Text_20_body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b163e" officeooo:paragraph-rsid="000b163e" style:font-size-asian="14pt" style:font-size-complex="14pt" loext:padding="0cm" loext:border="none"/>
    </style:style>
    <style:style style:name="P17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officeooo:paragraph-rsid="0008ae25"/>
    </style:style>
    <style:style style:name="P18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officeooo:paragraph-rsid="0008ae25"/>
    </style:style>
    <style:style style:name="P19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20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fo:font-weight="normal" officeooo:rsid="00070aa4" officeooo:paragraph-rsid="0008ae25" style:font-size-asian="14pt" style:font-weight-asian="normal" style:font-size-complex="14pt" style:font-weight-complex="normal"/>
    </style:style>
    <style:style style:name="P21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22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fo:font-size="14pt" fo:font-weight="normal" officeooo:rsid="00070aa4" officeooo:paragraph-rsid="0008ae25" style:font-size-asian="14pt" style:font-weight-asian="normal" style:font-size-complex="14pt" style:font-weight-complex="normal"/>
    </style:style>
    <style:style style:name="P23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fo:font-size="14pt" officeooo:rsid="000564e0" officeooo:paragraph-rsid="000564e0" style:font-size-asian="14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font-size="14pt" officeooo:rsid="000564e0" officeooo:paragraph-rsid="000564e0" style:font-size-asian="14pt" style:font-size-complex="14pt"/>
    </style:style>
    <style:style style:name="P26" style:family="paragraph" style:parent-style-name="Table_20_Contents">
      <loext:graphic-properties draw:fill="none"/>
      <style:paragraph-properties fo:text-align="start" style:justify-single-word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27" style:family="paragraph" style:parent-style-name="Table_20_Contents" style:master-page-name="">
      <loext:graphic-properties draw:fill="none"/>
      <style:paragraph-properties fo:text-align="start" style:justify-single-word="false" style:page-number="auto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28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2cm" style:auto-text-indent="false" style:page-number="auto" fo:background-color="transparent"/>
      <style:text-properties officeooo:rsid="0011fb8f" officeooo:paragraph-rsid="0011fb8f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size="14pt" officeooo:rsid="000b163e" officeooo:paragraph-rsid="000b163e" style:font-size-asian="14pt" style:font-size-complex="14pt"/>
    </style:style>
    <style:style style:name="P3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01cm" style:auto-text-indent="false" style:page-number="auto" fo:background-color="transparent"/>
      <style:text-properties fo:font-weight="bold" officeooo:paragraph-rsid="0008ae25" style:font-weight-asian="bold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be1a1" officeooo:paragraph-rsid="000be1a1" style:font-size-asian="14pt" style:font-size-complex="14pt"/>
    </style:style>
    <style:style style:name="P3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cc043" officeooo:paragraph-rsid="000cc043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d638" officeooo:paragraph-rsid="000dd638" style:font-size-asian="14pt" style:font-size-complex="14pt"/>
    </style:style>
    <style:style style:name="P34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7dab" officeooo:paragraph-rsid="000d7dab" style:font-size-asian="14pt" style:font-size-complex="14pt"/>
    </style:style>
    <style:style style:name="P35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d7dab" officeooo:paragraph-rsid="000dd638" style:font-size-asian="14pt" style:font-size-complex="14pt"/>
    </style:style>
    <style:style style:name="P3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fa419" officeooo:paragraph-rsid="000fa419" style:font-size-asian="14pt" style:font-size-complex="14pt"/>
    </style:style>
    <style:style style:name="P37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size="14pt" officeooo:rsid="000fa419" officeooo:paragraph-rsid="0010bb71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0bb71" officeooo:paragraph-rsid="0010bb71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0bb71" officeooo:paragraph-rsid="001933d3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1fb8f" officeooo:paragraph-rsid="0011fb8f" style:font-size-asian="14pt" style:font-size-complex="14pt"/>
    </style:style>
    <style:style style:name="P4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4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officeooo:rsid="0019fc35" officeooo:paragraph-rsid="0019fc35" style:font-size-asian="14pt" style:font-size-complex="14pt"/>
    </style:style>
    <style:style style:name="P43" style:family="paragraph" style:parent-style-name="Standard">
      <loext:graphic-properties draw:fill="none"/>
      <style:paragraph-properties fo:margin-left="0cm" fo:margin-right="0cm" fo:line-height="115%" fo:text-indent="1.101cm" style:auto-text-indent="false" fo:background-color="transparent"/>
      <style:text-properties fo:font-size="14pt" officeooo:rsid="002683eb" officeooo:paragraph-rsid="002683eb" style:font-size-asian="14pt" style:font-size-complex="14pt"/>
    </style:style>
    <style:style style:name="P4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fo:font-style="normal" fo:font-weight="normal" officeooo:rsid="0015ad18" officeooo:paragraph-rsid="0015ad18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fo:font-style="normal" fo:font-weight="normal" officeooo:rsid="0015ad18" officeooo:paragraph-rsid="0016a0ff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fo:font-size="14pt" fo:font-weight="normal" officeooo:rsid="0015ad18" officeooo:paragraph-rsid="0015ad18" style:font-size-asian="14pt" style:font-weight-asian="normal" style:font-size-complex="14pt" style:font-weight-complex="normal"/>
    </style:style>
    <style:style style:name="P4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212b98" officeooo:paragraph-rsid="00212b98" style:font-size-asian="14pt" style:font-weight-asian="normal" style:font-size-complex="14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normal" officeooo:rsid="002b13a3" officeooo:paragraph-rsid="002b13a3" style:font-size-asian="14pt" style:font-weight-asian="normal" style:font-size-complex="14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1.101cm" style:auto-text-indent="false" fo:background-color="transparent"/>
      <style:text-properties fo:font-size="14pt" fo:font-weight="bold" officeooo:paragraph-rsid="0008ae25" style:font-size-asian="14pt" style:font-weight-asian="bold" style:font-size-complex="14pt" style:font-weight-complex="bold"/>
    </style:style>
    <style:style style:name="P5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bold" officeooo:paragraph-rsid="0019626e" style:font-size-asian="14pt" style:font-weight-asian="bold" style:font-size-complex="14pt" style:font-weight-complex="bold"/>
    </style:style>
    <style:style style:name="P5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bold" officeooo:paragraph-rsid="00212b98" style:font-size-asian="14pt" style:font-weight-asian="bold" style:font-size-complex="14pt" style:font-weight-complex="bold"/>
    </style:style>
    <style:style style:name="P52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size="14pt" fo:font-weight="bold" officeooo:rsid="0019fc35" officeooo:paragraph-rsid="0019fc35" style:font-size-asian="14pt" style:font-weight-asian="bold" style:font-size-complex="14pt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1.101cm" style:auto-text-indent="false" fo:background-color="transparent"/>
      <style:text-properties officeooo:paragraph-rsid="0015ad18"/>
    </style:style>
    <style:style style:name="P54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paragraph-rsid="002b13a3"/>
    </style:style>
    <style:style style:name="P55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weight="bold" officeooo:paragraph-rsid="0010bb71" style:font-weight-asian="bold" style:font-weight-complex="bold"/>
    </style:style>
    <style:style style:name="P56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ackground-color="transparent"/>
      <style:text-properties fo:font-weight="bold" officeooo:paragraph-rsid="000dd638" style:font-weight-asian="bold" style:font-weight-complex="bold"/>
    </style:style>
    <style:style style:name="P5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weight="normal" officeooo:rsid="00212b98" officeooo:paragraph-rsid="00212b98" style:font-weight-asian="normal" style:font-weight-complex="normal"/>
    </style:style>
    <style:style style:name="P5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weight="normal" officeooo:rsid="00275ea5" officeooo:paragraph-rsid="00275ea5" style:font-weight-asian="normal" style:font-weight-complex="normal"/>
    </style:style>
    <style:style style:name="P5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fo:font-weight="normal" officeooo:rsid="002985dd" officeooo:paragraph-rsid="002985dd" style:font-weight-asian="normal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rsid="002b13a3" officeooo:paragraph-rsid="002b13a3"/>
    </style:style>
    <style:style style:name="P61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ackground-color="transparent"/>
      <style:text-properties officeooo:rsid="002b669f" officeooo:paragraph-rsid="002b669f"/>
    </style:style>
    <style:style style:name="P62" style:family="paragraph" style:parent-style-name="Standard">
      <loext:graphic-properties draw:fill="none"/>
      <style:paragraph-properties fo:margin-left="0cm" fo:margin-right="0cm" fo:line-height="100%" fo:text-align="justify" style:justify-single-word="false" fo:text-indent="1.101cm" style:auto-text-indent="false" fo:break-before="page" fo:background-color="transparent"/>
      <style:text-properties fo:font-size="14pt" officeooo:rsid="000d7dab" officeooo:paragraph-rsid="000d7dab" style:font-size-asian="14pt" style:font-size-complex="14pt"/>
    </style:style>
    <style:style style:name="P63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01cm" style:auto-text-indent="false" fo:break-before="page" fo:background-color="transparent"/>
      <style:text-properties fo:font-size="14pt" officeooo:rsid="0010bb71" officeooo:paragraph-rsid="001933d3" style:font-size-asian="14pt" style:font-size-complex="14pt"/>
    </style:style>
    <style:style style:name="P64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101cm" style:auto-text-indent="false" style:page-number="auto" fo:background-color="transparent"/>
      <style:text-properties fo:font-weight="bold" officeooo:paragraph-rsid="00212b98" style:font-weight-asian="bold" style:font-weight-complex="bold"/>
    </style:style>
    <style:style style:name="P65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799cm" style:auto-text-indent="false" style:page-number="auto" fo:background-color="transparent"/>
      <style:text-properties fo:font-size="14pt" officeooo:rsid="0011fb8f" officeooo:paragraph-rsid="0011fb8f" style:font-size-asian="14pt" style:font-size-complex="14pt"/>
    </style:style>
    <style:style style:name="P6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799cm" style:auto-text-indent="false" fo:background-color="transparent"/>
      <style:text-properties fo:font-size="14pt" officeooo:rsid="0011fb8f" officeooo:paragraph-rsid="0011fb8f" style:font-size-asian="14pt" style:font-size-complex="14pt"/>
    </style:style>
    <style:style style:name="P6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2cm" style:auto-text-indent="false" fo:background-color="transparent"/>
      <style:text-properties fo:font-size="14pt" officeooo:rsid="00131dd3" officeooo:paragraph-rsid="0011fb8f" style:font-size-asian="14pt" style:font-size-complex="14pt"/>
    </style:style>
    <style:style style:name="P68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13d690" style:font-size-asian="14pt" style:font-size-complex="14pt"/>
    </style:style>
    <style:style style:name="P69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70" style:family="paragraph" style:parent-style-name="Standard">
      <loext:graphic-properties draw:fill="none"/>
      <style:paragraph-properties fo:margin-left="0cm" fo:margin-right="0.199cm" fo:line-height="100%" fo:text-align="start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fo:font-size="14pt" officeooo:rsid="00070aa4" officeooo:paragraph-rsid="002fe811" style:font-size-asian="14pt" style:font-size-complex="14pt"/>
    </style:style>
    <style:style style:name="P71" style:family="paragraph" style:parent-style-name="Standard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officeooo:paragraph-rsid="0013d690"/>
    </style:style>
    <style:style style:name="P72" style:family="paragraph" style:parent-style-name="Standard">
      <loext:graphic-properties draw:fill="none"/>
      <style:paragraph-properties fo:margin-left="0cm" fo:margin-right="0.199cm" fo:line-height="100%" fo:text-align="start" style:justify-single-word="false" fo:text-indent="0cm" style:auto-text-indent="false" fo:background-color="transparent">
        <style:tab-stops>
          <style:tab-stop style:position="1.191cm"/>
        </style:tab-stops>
      </style:paragraph-properties>
      <style:text-properties officeooo:paragraph-rsid="002fe811"/>
    </style:style>
    <style:style style:name="P73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fo:font-size="14pt" fo:font-weight="normal" officeooo:rsid="00070aa4" officeooo:paragraph-rsid="0008ae25" style:font-size-asian="14pt" style:font-weight-asian="normal" style:font-size-complex="14pt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cm" fo:margin-right="0.199cm" fo:text-align="justify" style:justify-single-word="false" fo:text-indent="0cm" style:auto-text-indent="false" style:page-number="auto" fo:background-color="transparent">
        <style:tab-stops>
          <style:tab-stop style:position="1.191cm"/>
        </style:tab-stops>
      </style:paragraph-properties>
      <style:text-properties officeooo:paragraph-rsid="0008ae25"/>
    </style:style>
    <style:style style:name="P75" style:family="paragraph" style:parent-style-name="Standard">
      <style:paragraph-properties fo:line-height="115%" fo:text-align="justify" style:justify-single-word="false"/>
      <style:text-properties fo:font-size="14pt" fo:font-weight="bold" officeooo:paragraph-rsid="000564e0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15%" fo:text-align="justify" style:justify-single-word="false"/>
      <style:text-properties fo:font-size="14pt" fo:font-weight="normal" officeooo:rsid="000564e0" officeooo:paragraph-rsid="000564e0" style:font-size-asian="14pt" style:font-weight-asian="normal" style:font-size-complex="14pt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weight="normal" officeooo:rsid="000564e0" officeooo:paragraph-rsid="000564e0" style:font-size-asian="14pt" style:font-weight-asian="normal" style:font-size-complex="14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officeooo:paragraph-rsid="00291eaf"/>
    </style:style>
    <style:style style:name="P79" style:family="paragraph" style:parent-style-name="Standard" style:list-style-name="L9">
      <loext:graphic-properties draw:fill="none"/>
      <style:paragraph-properties fo:margin-left="0cm" fo:margin-right="0cm" fo:line-height="100%" fo:text-align="start" style:justify-single-word="false" fo:text-indent="0cm" style:auto-text-indent="false" fo:background-color="transparent"/>
      <style:text-properties fo:font-weight="normal" officeooo:rsid="001f10d7" officeooo:paragraph-rsid="002eb3cc" style:font-weight-asian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02683eb" officeooo:paragraph-rsid="002683eb"/>
    </style:style>
    <style:style style:name="P81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fo:font-size="14pt" officeooo:rsid="002683eb" officeooo:paragraph-rsid="002683eb" style:font-size-asian="14pt" style:font-size-complex="14pt"/>
    </style:style>
    <style:style style:name="P82" style:family="paragraph" style:parent-style-name="Standard" style:list-style-name="L9" style:master-page-name="">
      <loext:graphic-properties draw:fill="none"/>
      <style:paragraph-properties fo:margin-left="0cm" fo:margin-right="0cm" fo:line-height="100%" fo:text-align="start" style:justify-single-word="false" fo:text-indent="0cm" style:auto-text-indent="false" style:page-number="auto" fo:background-color="transparent"/>
      <style:text-properties fo:font-weight="normal" officeooo:rsid="001f10d7" officeooo:paragraph-rsid="002eb3cc" style:font-weight-asian="normal" style:font-weight-complex="normal"/>
    </style:style>
    <style:style style:name="P83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.199cm" style:auto-text-indent="false" style:page-number="auto" fo:break-before="page" fo:background-color="transparent"/>
      <style:text-properties fo:font-size="14pt" fo:font-weight="bold" officeooo:paragraph-rsid="00077cda" style:font-size-asian="14pt" style:font-weight-asian="bold" style:font-size-complex="14pt" style:font-weight-complex="bold"/>
    </style:style>
    <style:style style:name="P84" style:family="paragraph" style:parent-style-name="Standard" style:master-page-name="">
      <loext:graphic-properties draw:fill="none"/>
      <style:paragraph-properties fo:margin-left="0cm" fo:margin-right="0cm" fo:line-height="115%" fo:text-indent="1.199cm" style:auto-text-indent="false" style:page-number="auto" fo:background-color="transparent"/>
      <style:text-properties fo:font-size="14pt" officeooo:rsid="001f2eef" officeooo:paragraph-rsid="00231b7c" style:font-size-asian="14pt" style:font-size-complex="14pt"/>
    </style:style>
    <style:style style:name="P85" style:family="paragraph" style:parent-style-name="Standard" style:master-page-name="">
      <loext:graphic-properties draw:fill="none"/>
      <style:paragraph-properties fo:margin-left="0cm" fo:margin-right="0cm" fo:line-height="100%" fo:text-align="start" style:justify-single-word="false" fo:text-indent="1.199cm" style:auto-text-indent="false" style:page-number="auto" fo:background-color="transparent"/>
      <style:text-properties officeooo:paragraph-rsid="001d9456"/>
    </style:style>
    <style:style style:name="P86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8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bb7a5" officeooo:paragraph-rsid="001bb7a5" style:font-size-asian="14pt" style:font-size-complex="14pt"/>
    </style:style>
    <style:style style:name="P88" style:family="paragraph" style:parent-style-name="Standard" style:list-style-name="L5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bb7a5" officeooo:paragraph-rsid="001bb7a5" style:font-size-asian="14pt" style:font-size-complex="14pt"/>
    </style:style>
    <style:style style:name="P8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size="14pt" officeooo:rsid="001d9456" officeooo:paragraph-rsid="001d9456" style:font-size-asian="14pt" style:font-size-complex="14pt"/>
    </style:style>
    <style:style style:name="P90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1f2eef" officeooo:paragraph-rsid="0022e4a3" style:font-size-asian="14pt" style:font-size-complex="14pt"/>
    </style:style>
    <style:style style:name="P91" style:family="paragraph" style:parent-style-name="Standard" style:list-style-name="L13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1f2eef" officeooo:paragraph-rsid="00231b7c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231b7c" officeooo:paragraph-rsid="00231b7c" style:font-size-asian="14pt" style:font-size-complex="14pt"/>
    </style:style>
    <style:style style:name="P93" style:family="paragraph" style:parent-style-name="Standard">
      <loext:graphic-properties draw:fill="none"/>
      <style:paragraph-properties fo:margin-left="0cm" fo:margin-right="0cm" fo:line-height="115%" fo:text-indent="1.199cm" style:auto-text-indent="false" fo:background-color="transparent"/>
      <style:text-properties fo:font-size="14pt" officeooo:rsid="0023cb2f" officeooo:paragraph-rsid="0023cb2f" style:font-size-asian="14pt" style:font-size-complex="14pt"/>
    </style:style>
    <style:style style:name="P94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font-size="14pt" officeooo:rsid="00077cda" officeooo:paragraph-rsid="00077cda" style:font-size-asian="14pt" style:font-size-complex="14pt"/>
    </style:style>
    <style:style style:name="P95" style:family="paragraph" style:parent-style-name="Standard">
      <loext:graphic-properties draw:fill="none"/>
      <style:paragraph-properties fo:margin-left="0cm" fo:margin-right="0cm" fo:text-align="justify" style:justify-single-word="false" fo:text-indent="1.199cm" style:auto-text-indent="false" fo:background-color="transparent"/>
      <style:text-properties fo:font-size="14pt" officeooo:rsid="002fe811" officeooo:paragraph-rsid="002fe811" style:font-size-asian="14pt" style:font-size-complex="14pt"/>
    </style:style>
    <style:style style:name="P96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212b98" officeooo:paragraph-rsid="0022e4a3" style:font-size-asian="14pt" style:font-weight-asian="normal" style:font-size-complex="14pt" style:font-weight-complex="normal"/>
    </style:style>
    <style:style style:name="P97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26fc98" officeooo:paragraph-rsid="0026fc98" style:font-size-asian="14pt" style:font-weight-asian="normal" style:font-size-complex="14pt" style:font-weight-complex="normal"/>
    </style:style>
    <style:style style:name="P98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1.199cm" style:auto-text-indent="false" fo:background-color="transparent"/>
      <style:text-properties fo:font-size="14pt" fo:font-weight="normal" officeooo:rsid="00275ea5" officeooo:paragraph-rsid="00275ea5" style:font-size-asian="14pt" style:font-weight-asian="normal" style:font-size-complex="14pt" style:font-weight-complex="normal"/>
    </style:style>
    <style:style style:name="P99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1.199cm" style:auto-text-indent="false" fo:background-color="transparent"/>
      <style:text-properties fo:font-weight="normal" officeooo:rsid="001d9456" officeooo:paragraph-rsid="001d9456" style:font-weight-asian="normal" style:font-weight-complex="normal"/>
    </style:style>
    <style:style style:name="P100" style:family="paragraph" style:parent-style-name="Standard" style:list-style-name="L13">
      <loext:graphic-properties draw:fill="none"/>
      <style:paragraph-properties fo:margin-left="0cm" fo:margin-right="0cm" fo:line-height="115%" fo:text-indent="1.199cm" style:auto-text-indent="false" fo:background-color="transparent"/>
      <style:text-properties officeooo:paragraph-rsid="00231b7c"/>
    </style:style>
    <style:style style:name="P101" style:family="paragraph" style:parent-style-name="Standard" style:list-style-name="L5" style:master-page-name="">
      <loext:graphic-properties draw:fill="none"/>
      <style:paragraph-properties fo:margin-left="0cm" fo:margin-right="0cm" fo:line-height="100%" fo:text-align="start" style:justify-single-word="false" fo:text-indent="1.199cm" style:auto-text-indent="false" style:page-number="auto" fo:background-color="transparent"/>
      <style:text-properties fo:font-size="14pt" officeooo:rsid="001bb7a5" officeooo:paragraph-rsid="001bb7a5" style:font-size-asian="14pt" style:font-size-complex="14pt"/>
    </style:style>
    <style:style style:name="P102" style:family="paragraph" style:parent-style-name="Standard" style:list-style-name="L16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weight="normal" officeooo:rsid="00275ea5" officeooo:paragraph-rsid="00275ea5" style:font-weight-asian="normal" style:font-weight-complex="normal"/>
    </style:style>
    <style:style style:name="P103" style:family="paragraph" style:parent-style-name="Standard" style:list-style-name="L22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weight="normal" officeooo:rsid="002985dd" officeooo:paragraph-rsid="002985dd" style:font-weight-asian="normal" style:font-weight-complex="normal"/>
    </style:style>
    <style:style style:name="P104" style:family="paragraph" style:parent-style-name="Standard" style:master-page-name="">
      <loext:graphic-properties draw:fill="none"/>
      <style:paragraph-properties fo:margin-left="0cm" fo:margin-right="0cm" fo:line-height="115%" fo:text-align="start" style:justify-single-word="false" fo:text-indent="2.101cm" style:auto-text-indent="false" style:page-number="auto" fo:background-color="transparent"/>
      <style:text-properties fo:font-size="14pt" fo:font-weight="normal" officeooo:rsid="00275ea5" officeooo:paragraph-rsid="00275ea5" style:font-size-asian="14pt" style:font-weight-asian="normal" style:font-size-complex="14pt" style:font-weight-complex="normal"/>
    </style:style>
    <style:style style:name="P105" style:family="paragraph" style:parent-style-name="Standard">
      <loext:graphic-properties draw:fill="none"/>
      <style:paragraph-properties fo:margin-left="0cm" fo:margin-right="0cm" fo:line-height="115%" fo:text-align="start" style:justify-single-word="false" fo:text-indent="2.101cm" style:auto-text-indent="false" fo:background-color="transparent"/>
      <style:text-properties fo:font-size="14pt" fo:font-weight="normal" officeooo:rsid="00275ea5" officeooo:paragraph-rsid="00275ea5" style:font-size-asian="14pt" style:font-weight-asian="normal" style:font-size-complex="14pt" style:font-weight-complex="normal"/>
    </style:style>
    <style:style style:name="P106" style:family="paragraph" style:parent-style-name="Standard" style:list-style-name="L14">
      <loext:graphic-properties draw:fill="none"/>
      <style:paragraph-properties fo:margin-left="0cm" fo:margin-right="0cm" fo:line-height="115%" fo:text-indent="2.101cm" style:auto-text-indent="false" fo:background-color="transparent"/>
      <style:text-properties fo:font-size="14pt" officeooo:rsid="0025149b" officeooo:paragraph-rsid="0025149b" style:font-size-asian="14pt" style:font-size-complex="14pt"/>
    </style:style>
    <style:style style:name="P107" style:family="paragraph" style:parent-style-name="Standard" style:list-style-name="L4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108" style:family="paragraph" style:parent-style-name="Standard" style:list-style-name="L3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officeooo:rsid="0019626e" officeooo:paragraph-rsid="0019626e" style:font-size-asian="14pt" style:font-size-complex="14pt"/>
    </style:style>
    <style:style style:name="P109" style:family="paragraph" style:parent-style-name="Standard" style:list-style-name="L4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size="14pt" officeooo:rsid="0019fc35" officeooo:paragraph-rsid="0019fc35" style:font-size-asian="14pt" style:font-size-complex="14pt"/>
    </style:style>
    <style:style style:name="P110" style:family="paragraph" style:parent-style-name="Standard" style:list-style-name="L15">
      <loext:graphic-properties draw:fill="none"/>
      <style:paragraph-properties fo:margin-left="0cm" fo:margin-right="0cm" fo:line-height="115%" fo:text-indent="2.101cm" style:auto-text-indent="false" fo:background-color="transparent"/>
      <style:text-properties officeooo:paragraph-rsid="002683eb"/>
    </style:style>
    <style:style style:name="P111" style:family="paragraph" style:parent-style-name="Standard" style:list-style-name="L15">
      <loext:graphic-properties draw:fill="none"/>
      <style:paragraph-properties fo:margin-left="0cm" fo:margin-right="0cm" fo:line-height="115%" fo:text-indent="2.101cm" style:auto-text-indent="false" fo:background-color="transparent"/>
      <style:text-properties officeooo:rsid="002683eb" officeooo:paragraph-rsid="002683eb"/>
    </style:style>
    <style:style style:name="P112" style:family="paragraph" style:parent-style-name="Standard" style:list-style-name="L14">
      <loext:graphic-properties draw:fill="none"/>
      <style:paragraph-properties fo:margin-left="0cm" fo:margin-right="0cm" fo:line-height="115%" fo:text-indent="2.101cm" style:auto-text-indent="false" fo:background-color="transparent"/>
      <style:text-properties officeooo:rsid="0023cb2f" officeooo:paragraph-rsid="0023cb2f"/>
    </style:style>
    <style:style style:name="P113" style:family="paragraph" style:parent-style-name="Standard" style:list-style-name="L14">
      <loext:graphic-properties draw:fill="none"/>
      <style:paragraph-properties fo:margin-left="0cm" fo:margin-right="0cm" fo:line-height="115%" fo:text-indent="2.101cm" style:auto-text-indent="false" fo:background-color="transparent"/>
      <style:text-properties officeooo:rsid="0025149b" officeooo:paragraph-rsid="0025149b"/>
    </style:style>
    <style:style style:name="P114" style:family="paragraph" style:parent-style-name="Standard" style:list-style-name="L4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officeooo:paragraph-rsid="0019fc35"/>
    </style:style>
    <style:style style:name="P115" style:family="paragraph" style:parent-style-name="Standard" style:list-style-name="L16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officeooo:paragraph-rsid="00291eaf"/>
    </style:style>
    <style:style style:name="P116" style:family="paragraph" style:parent-style-name="Standard" style:list-style-name="L22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officeooo:paragraph-rsid="002985dd"/>
    </style:style>
    <style:style style:name="P117" style:family="paragraph" style:parent-style-name="Standard" style:list-style-name="L16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fo:font-weight="normal" officeooo:rsid="00291eaf" officeooo:paragraph-rsid="00291eaf" style:font-weight-asian="normal" style:font-weight-complex="normal"/>
    </style:style>
    <style:style style:name="P118" style:family="paragraph" style:parent-style-name="Standard" style:list-style-name="L22">
      <loext:graphic-properties draw:fill="none"/>
      <style:paragraph-properties fo:margin-left="0cm" fo:margin-right="0cm" fo:line-height="100%" fo:text-align="start" style:justify-single-word="false" fo:text-indent="2.101cm" style:auto-text-indent="false" fo:background-color="transparent"/>
      <style:text-properties officeooo:rsid="002985dd" officeooo:paragraph-rsid="002985dd"/>
    </style:style>
    <style:style style:name="P119" style:family="paragraph" style:parent-style-name="Standard" style:list-style-name="L15" style:master-page-name="">
      <loext:graphic-properties draw:fill="none"/>
      <style:paragraph-properties fo:margin-left="0cm" fo:margin-right="0cm" fo:line-height="115%" fo:text-indent="2.101cm" style:auto-text-indent="false" style:page-number="auto" fo:background-color="transparent"/>
      <style:text-properties officeooo:paragraph-rsid="002683eb"/>
    </style:style>
    <style:style style:name="P120" style:family="paragraph" style:parent-style-name="Standard" style:list-style-name="L14" style:master-page-name="">
      <loext:graphic-properties draw:fill="none"/>
      <style:paragraph-properties fo:margin-left="0cm" fo:margin-right="0cm" fo:line-height="115%" fo:text-indent="2.101cm" style:auto-text-indent="false" style:page-number="auto" fo:background-color="transparent"/>
      <style:text-properties officeooo:paragraph-rsid="0023cb2f"/>
    </style:style>
    <style:style style:name="P121" style:family="paragraph" style:parent-style-name="Standard" style:list-style-name="L4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officeooo:rsid="0019626e" officeooo:paragraph-rsid="0019626e" style:font-size-asian="14pt" style:font-size-complex="14pt"/>
    </style:style>
    <style:style style:name="P122" style:family="paragraph" style:parent-style-name="Standard" style:list-style-name="L3" style:master-page-name="">
      <loext:graphic-properties draw:fill="none"/>
      <style:paragraph-properties fo:margin-left="0cm" fo:margin-right="0cm" fo:line-height="100%" fo:text-align="start" style:justify-single-word="false" fo:text-indent="2.101cm" style:auto-text-indent="false" style:page-number="auto" fo:background-color="transparent"/>
      <style:text-properties fo:font-size="14pt" officeooo:rsid="0019626e" officeooo:paragraph-rsid="0019626e" style:font-size-asian="14pt" style:font-size-complex="14pt"/>
    </style:style>
    <style:style style:name="P123" style:family="paragraph" style:parent-style-name="Standard" style:list-style-name="L6" style:master-page-name="">
      <loext:graphic-properties draw:fill="none"/>
      <style:paragraph-properties fo:margin-left="0cm" fo:margin-right="0cm" fo:line-height="100%" fo:text-align="start" style:justify-single-word="false" fo:text-indent="2.2cm" style:auto-text-indent="false" style:page-number="auto" fo:background-color="transparent"/>
      <style:text-properties fo:font-weight="normal" officeooo:rsid="001f10d7" officeooo:paragraph-rsid="001f10d7" style:font-weight-asian="normal" style:font-weight-complex="normal"/>
    </style:style>
    <style:style style:name="P124" style:family="paragraph" style:parent-style-name="Standard" style:list-style-name="L6">
      <loext:graphic-properties draw:fill="none"/>
      <style:paragraph-properties fo:margin-left="0cm" fo:margin-right="0cm" fo:line-height="100%" fo:text-align="start" style:justify-single-word="false" fo:text-indent="2.2cm" style:auto-text-indent="false" fo:background-color="transparent"/>
      <style:text-properties fo:font-weight="normal" officeooo:rsid="001f10d7" officeooo:paragraph-rsid="001f10d7" style:font-weight-asian="normal" style:font-weight-complex="normal"/>
    </style:style>
    <style:style style:name="P125" style:family="paragraph" style:parent-style-name="Standard" style:list-style-name="L6">
      <loext:graphic-properties draw:fill="none"/>
      <style:paragraph-properties fo:margin-left="0cm" fo:margin-right="0cm" fo:line-height="100%" fo:text-align="start" style:justify-single-word="false" fo:text-indent="2.2cm" style:auto-text-indent="false" fo:background-color="transparent"/>
      <style:text-properties fo:font-weight="normal" officeooo:rsid="001f10d7" officeooo:paragraph-rsid="002eb3cc" style:font-weight-asian="normal" style:font-weight-complex="normal"/>
    </style:style>
    <style:style style:name="P126" style:family="paragraph" style:parent-style-name="Standard" style:list-style-name="L6">
      <loext:graphic-properties draw:fill="none"/>
      <style:paragraph-properties fo:margin-left="0cm" fo:margin-right="0cm" fo:line-height="100%" fo:text-align="start" style:justify-single-word="false" fo:text-indent="2.2cm" style:auto-text-indent="false" fo:background-color="transparent"/>
      <style:text-properties fo:font-weight="normal" officeooo:rsid="002eb3cc" officeooo:paragraph-rsid="002eb3cc" style:font-weight-asian="normal" style:font-weight-complex="normal"/>
    </style:style>
    <style:style style:name="P127" style:family="paragraph" style:parent-style-name="Standard">
      <loext:graphic-properties draw:fill="none"/>
      <style:paragraph-properties fo:margin-left="0cm" fo:margin-right="0cm" fo:line-height="100%" fo:text-align="start" style:justify-single-word="false" fo:text-indent="2.3cm" style:auto-text-indent="false" fo:background-color="transparent"/>
      <style:text-properties fo:font-size="14pt" officeooo:rsid="001bb7a5" officeooo:paragraph-rsid="001bb7a5" style:font-size-asian="14pt" style:font-size-complex="14pt"/>
    </style:style>
    <style:style style:name="P128" style:family="paragraph" style:parent-style-name="Standard" style:list-style-name="L9" style:master-page-name="">
      <loext:graphic-properties draw:fill="none"/>
      <style:paragraph-properties fo:margin-left="3.799cm" fo:margin-right="0cm" fo:line-height="100%" fo:text-align="start" style:justify-single-word="false" fo:text-indent="1cm" style:auto-text-indent="false" style:page-number="auto" fo:background-color="transparent"/>
      <style:text-properties fo:font-weight="normal" officeooo:rsid="001f10d7" officeooo:paragraph-rsid="001f10d7" style:font-weight-asian="normal" style:font-weight-complex="normal"/>
    </style:style>
    <style:style style:name="P129" style:family="paragraph" style:parent-style-name="Standard" style:list-style-name="L10" style:master-page-name="">
      <loext:graphic-properties draw:fill="none"/>
      <style:paragraph-properties fo:margin-left="0cm" fo:margin-right="0cm" fo:line-height="100%" fo:text-align="start" style:justify-single-word="false" fo:text-indent="4.8cm" style:auto-text-indent="false" style:page-number="auto" fo:background-color="transparent"/>
      <style:text-properties fo:font-weight="normal" officeooo:rsid="00200316" officeooo:paragraph-rsid="00200316" style:font-weight-asian="normal" style:font-weight-complex="normal"/>
    </style:style>
    <style:style style:name="P130" style:family="paragraph" style:parent-style-name="Standard" style:list-style-name="L12" style:master-page-name="">
      <loext:graphic-properties draw:fill="none"/>
      <style:paragraph-properties fo:margin-left="0cm" fo:margin-right="0cm" fo:line-height="100%" fo:text-align="start" style:justify-single-word="false" fo:text-indent="4.8cm" style:auto-text-indent="false" style:page-number="auto" fo:background-color="transparent"/>
      <style:text-properties fo:font-weight="normal" officeooo:rsid="00200316" officeooo:paragraph-rsid="00200316" style:font-weight-asian="normal" style:font-weight-complex="normal"/>
    </style:style>
    <style:style style:name="P131" style:family="paragraph" style:parent-style-name="Standard" style:list-style-name="L9" style:master-page-name="">
      <loext:graphic-properties draw:fill="none"/>
      <style:paragraph-properties fo:margin-left="0cm" fo:margin-right="0cm" fo:line-height="100%" fo:text-align="start" style:justify-single-word="false" fo:text-indent="4.8cm" style:auto-text-indent="false" style:page-number="auto" fo:background-color="transparent"/>
      <style:text-properties fo:font-weight="normal" officeooo:rsid="001f10d7" officeooo:paragraph-rsid="001f10d7" style:font-weight-asian="normal" style:font-weight-complex="normal"/>
    </style:style>
    <style:style style:name="P132" style:family="paragraph" style:parent-style-name="Standard" style:list-style-name="L10">
      <loext:graphic-properties draw:fill="none"/>
      <style:paragraph-properties fo:margin-left="0cm" fo:margin-right="0cm" fo:line-height="100%" fo:text-align="start" style:justify-single-word="false" fo:text-indent="4.8cm" style:auto-text-indent="false" fo:background-color="transparent"/>
      <style:text-properties fo:font-weight="normal" officeooo:rsid="00200316" officeooo:paragraph-rsid="00200316" style:font-weight-asian="normal" style:font-weight-complex="normal"/>
    </style:style>
    <style:style style:name="P133" style:family="paragraph" style:parent-style-name="Standard" style:list-style-name="L11">
      <loext:graphic-properties draw:fill="none"/>
      <style:paragraph-properties fo:margin-left="0cm" fo:margin-right="0cm" fo:line-height="100%" fo:text-align="start" style:justify-single-word="false" fo:text-indent="4.8cm" style:auto-text-indent="false" fo:background-color="transparent"/>
      <style:text-properties fo:font-weight="normal" officeooo:rsid="00200316" officeooo:paragraph-rsid="00200316" style:font-weight-asian="normal" style:font-weight-complex="normal"/>
    </style:style>
    <style:style style:name="P134" style:family="paragraph" style:parent-style-name="Standard" style:list-style-name="L21" style:master-page-name="">
      <loext:graphic-properties draw:fill="none"/>
      <style:paragraph-properties fo:margin-left="0cm" fo:margin-right="0cm" fo:line-height="100%" fo:text-align="start" style:justify-single-word="false" fo:text-indent="3.5cm" style:auto-text-indent="false" style:page-number="auto" fo:background-color="transparent"/>
      <style:text-properties fo:font-weight="normal" officeooo:rsid="00275ea5" officeooo:paragraph-rsid="00291eaf" style:font-weight-asian="normal" style:font-weight-complex="normal"/>
    </style:style>
    <style:style style:name="P135" style:family="paragraph" style:parent-style-name="Standard" style:list-style-name="L21">
      <loext:graphic-properties draw:fill="none"/>
      <style:paragraph-properties fo:margin-left="0cm" fo:margin-right="0cm" fo:line-height="100%" fo:text-align="start" style:justify-single-word="false" fo:text-indent="3.5cm" style:auto-text-indent="false" fo:background-color="transparent"/>
      <style:text-properties fo:font-weight="normal" officeooo:rsid="00275ea5" officeooo:paragraph-rsid="00291eaf" style:font-weight-asian="normal" style:font-weight-complex="normal"/>
    </style:style>
    <style:style style:name="P136" style:family="paragraph" style:parent-style-name="Table_20_Contents">
      <style:paragraph-properties fo:text-align="justify" style:justify-single-word="false"/>
      <style:text-properties fo:font-size="14pt" officeooo:rsid="0015ad18" officeooo:paragraph-rsid="0015ad18" style:font-size-asian="14pt" style:font-size-complex="14pt"/>
    </style:style>
    <style:style style:name="P137" style:family="paragraph" style:parent-style-name="Table_20_Contents">
      <style:paragraph-properties fo:text-align="start" style:justify-single-word="false"/>
      <style:text-properties fo:font-size="14pt" officeooo:paragraph-rsid="000564e0" style:font-size-asian="14pt" style:font-size-complex="14pt"/>
    </style:style>
    <style:style style:name="P138" style:family="paragraph" style:parent-style-name="Table_20_Contents">
      <style:paragraph-properties fo:text-align="center" style:justify-single-word="false"/>
      <style:text-properties fo:font-size="14pt" officeooo:rsid="000564e0" officeooo:paragraph-rsid="000564e0" style:font-size-asian="14pt" style:font-size-complex="14pt"/>
    </style:style>
    <style:style style:name="P139" style:family="paragraph" style:parent-style-name="Table_20_Contents">
      <style:paragraph-properties fo:text-align="justify" style:justify-single-word="false"/>
      <style:text-properties fo:font-size="14pt" officeooo:rsid="000564e0" officeooo:paragraph-rsid="000564e0" style:font-size-asian="14pt" style:font-size-complex="14pt"/>
    </style:style>
    <style:style style:name="P140" style:family="paragraph" style:parent-style-name="Table_20_Contents">
      <style:paragraph-properties fo:text-align="justify" style:justify-single-word="false"/>
      <style:text-properties fo:font-size="14pt" officeooo:rsid="0016a0ff" officeooo:paragraph-rsid="0016a0ff" style:font-size-asian="14pt" style:font-size-complex="14pt"/>
    </style:style>
    <style:style style:name="P141" style:family="paragraph" style:parent-style-name="Table_20_Contents">
      <style:paragraph-properties fo:text-align="justify" style:justify-single-word="false"/>
      <style:text-properties fo:font-size="14pt" officeooo:rsid="0017529e" officeooo:paragraph-rsid="0017529e" style:font-size-asian="14pt" style:font-size-complex="14pt"/>
    </style:style>
    <style:style style:name="P142" style:family="paragraph" style:parent-style-name="Table_20_Contents">
      <style:paragraph-properties fo:text-align="justify" style:justify-single-word="false"/>
      <style:text-properties fo:font-size="14pt" officeooo:rsid="00183ff8" officeooo:paragraph-rsid="00183ff8" style:font-size-asian="14pt" style:font-size-complex="14pt"/>
    </style:style>
    <style:style style:name="P143" style:family="paragraph" style:parent-style-name="Table_20_Contents">
      <style:paragraph-properties fo:text-align="justify" style:justify-single-word="false"/>
      <style:text-properties fo:font-size="14pt" officeooo:rsid="001933d3" officeooo:paragraph-rsid="001933d3" style:font-size-asian="14pt" style:font-size-complex="14pt"/>
    </style:style>
    <style:style style:name="P144" style:family="paragraph" style:parent-style-name="Table_20_Contents">
      <style:paragraph-properties fo:text-align="justify" style:justify-single-word="false"/>
      <style:text-properties officeooo:paragraph-rsid="0016a0ff"/>
    </style:style>
    <style:style style:name="P145" style:family="paragraph" style:parent-style-name="Table_20_Contents">
      <style:paragraph-properties fo:text-align="justify" style:justify-single-word="false"/>
      <style:text-properties officeooo:paragraph-rsid="00183ff8"/>
    </style:style>
    <style:style style:name="P146" style:family="paragraph" style:parent-style-name="Table_20_Contents" style:list-style-name="L1">
      <loext:graphic-properties draw:fill="none"/>
      <style:paragraph-properties fo:margin-left="0cm" fo:margin-right="0.199cm" fo:text-align="start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147" style:family="paragraph" style:parent-style-name="Table_20_Contents" style:list-style-name="L1">
      <loext:graphic-properties draw:fill="none"/>
      <style:paragraph-properties fo:margin-left="0cm" fo:margin-right="0.199cm" fo:text-align="justify" style:justify-single-word="false" fo:text-indent="0cm" style:auto-text-indent="false" fo:background-color="transparent">
        <style:tab-stops>
          <style:tab-stop style:position="1.111cm"/>
        </style:tab-stops>
      </style:paragraph-properties>
      <style:text-properties fo:font-size="14pt" officeooo:rsid="00070aa4" officeooo:paragraph-rsid="0008ae25" style:font-size-asian="14pt" style:font-size-complex="14pt"/>
    </style:style>
    <style:style style:name="P148" style:family="paragraph" style:parent-style-name="Table_20_Contents">
      <loext:graphic-properties draw:fill="none"/>
      <style:paragraph-properties fo:margin-left="0.101cm" fo:margin-right="0cm" fo:text-align="center" style:justify-single-word="false" fo:text-indent="0cm" style:auto-text-indent="false" fo:background-color="transparent" text:number-lines="false" text:line-number="0"/>
      <style:text-properties fo:font-size="14pt" officeooo:rsid="000564e0" officeooo:paragraph-rsid="000564e0" style:font-size-asian="14pt" style:font-size-complex="14pt"/>
    </style:style>
    <style:style style:name="P149" style:family="paragraph" style:parent-style-name="Table_20_Contents">
      <loext:graphic-properties draw:fill="none"/>
      <style:paragraph-properties fo:margin-left="0.101cm" fo:margin-right="0cm" fo:text-align="center" style:justify-single-word="false" fo:text-indent="0cm" style:auto-text-indent="false" fo:background-color="transparent" text:number-lines="false" text:line-number="0"/>
      <style:text-properties fo:font-size="14pt" officeooo:rsid="001933d3" officeooo:paragraph-rsid="001933d3" style:font-size-asian="14pt" style:font-size-complex="14pt"/>
    </style:style>
    <style:style style:name="P150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style:page-number="auto" fo:background-color="transparent">
        <style:tab-stops>
          <style:tab-stop style:position="-0.344cm"/>
          <style:tab-stop style:position="2.699cm"/>
        </style:tab-stops>
      </style:paragraph-properties>
    </style:style>
    <style:style style:name="P151" style:family="paragraph" style:parent-style-name="Text_20_body" style:list-style-name="L2">
      <loext:graphic-properties draw:fill="none"/>
      <style:paragraph-properties fo:margin-left="0cm" fo:margin-right="0cm" fo:margin-top="0cm" fo:margin-bottom="0.247cm" loext:contextual-spacing="false" fo:line-height="100%" fo:text-indent="1.7cm" style:auto-text-indent="false" fo:background-color="transparent">
        <style:tab-stops>
          <style:tab-stop style:position="-0.344cm"/>
          <style:tab-stop style:position="2.699cm"/>
        </style:tab-stops>
      </style:paragraph-properties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77cda" style:font-size-asian="14pt" style:font-size-complex="14pt"/>
    </style:style>
    <style:style style:name="T3" style:family="text">
      <style:text-properties fo:font-size="14pt" officeooo:rsid="0008ae25" style:font-size-asian="14pt" style:font-size-complex="14pt"/>
    </style:style>
    <style:style style:name="T4" style:family="text">
      <style:text-properties fo:font-size="14pt" officeooo:rsid="00070aa4" style:font-size-asian="14pt" style:font-size-complex="14pt"/>
    </style:style>
    <style:style style:name="T5" style:family="text">
      <style:text-properties fo:font-size="14pt" officeooo:rsid="0017230e" style:font-size-asian="14pt" style:font-size-complex="14pt"/>
    </style:style>
    <style:style style:name="T6" style:family="text">
      <style:text-properties fo:font-size="14pt" officeooo:rsid="00191719" style:font-size-asian="14pt" style:font-size-complex="14pt"/>
    </style:style>
    <style:style style:name="T7" style:family="text">
      <style:text-properties fo:font-size="14pt" officeooo:rsid="000b163e" style:font-size-asian="14pt" style:font-size-complex="14pt"/>
    </style:style>
    <style:style style:name="T8" style:family="text">
      <style:text-properties fo:font-size="14pt" officeooo:rsid="000bdbb9" style:font-size-asian="14pt" style:font-size-complex="14pt"/>
    </style:style>
    <style:style style:name="T9" style:family="text">
      <style:text-properties fo:font-size="14pt" officeooo:rsid="000be1a1" style:font-size-asian="14pt" style:font-size-complex="14pt"/>
    </style:style>
    <style:style style:name="T10" style:family="text">
      <style:text-properties fo:font-size="14pt" officeooo:rsid="000d7dab" style:font-size-asian="14pt" style:font-size-complex="14pt"/>
    </style:style>
    <style:style style:name="T11" style:family="text">
      <style:text-properties fo:font-size="14pt" officeooo:rsid="000dd638" style:font-size-asian="14pt" style:font-size-complex="14pt"/>
    </style:style>
    <style:style style:name="T12" style:family="text">
      <style:text-properties fo:font-size="14pt" officeooo:rsid="000fa419" style:font-size-asian="14pt" style:font-size-complex="14pt"/>
    </style:style>
    <style:style style:name="T13" style:family="text">
      <style:text-properties fo:font-size="14pt" officeooo:rsid="0010bb71" style:font-size-asian="14pt" style:font-size-complex="14pt"/>
    </style:style>
    <style:style style:name="T14" style:family="text">
      <style:text-properties fo:font-size="14pt" style:font-size-asian="14pt" style:font-size-complex="14pt" loext:padding="0cm" loext:border="none"/>
    </style:style>
    <style:style style:name="T15" style:family="text">
      <style:text-properties fo:font-size="14pt" officeooo:rsid="00131dd3" style:font-size-asian="14pt" style:font-size-complex="14pt"/>
    </style:style>
    <style:style style:name="T16" style:family="text">
      <style:text-properties fo:font-size="14pt" officeooo:rsid="0013d690" style:font-size-asian="14pt" style:font-size-complex="14pt"/>
    </style:style>
    <style:style style:name="T17" style:family="text">
      <style:text-properties fo:font-size="14pt" officeooo:rsid="0016a0ff" style:font-size-asian="14pt" style:font-size-complex="14pt"/>
    </style:style>
    <style:style style:name="T18" style:family="text">
      <style:text-properties fo:font-size="14pt" officeooo:rsid="00183ff8" style:font-size-asian="14pt" style:font-size-complex="14pt"/>
    </style:style>
    <style:style style:name="T19" style:family="text">
      <style:text-properties fo:font-size="14pt" officeooo:rsid="001933d3" style:font-size-asian="14pt" style:font-size-complex="14pt"/>
    </style:style>
    <style:style style:name="T20" style:family="text">
      <style:text-properties fo:font-size="14pt" officeooo:rsid="0019626e" style:font-size-asian="14pt" style:font-size-complex="14pt"/>
    </style:style>
    <style:style style:name="T21" style:family="text">
      <style:text-properties fo:font-size="14pt" officeooo:rsid="0019fc35" style:font-size-asian="14pt" style:font-size-complex="14pt"/>
    </style:style>
    <style:style style:name="T22" style:family="text">
      <style:text-properties fo:font-size="14pt" officeooo:rsid="00223995" style:font-size-asian="14pt" style:font-size-complex="14pt"/>
    </style:style>
    <style:style style:name="T23" style:family="text">
      <style:text-properties fo:font-size="14pt" officeooo:rsid="00231b7c" style:font-size-asian="14pt" style:font-size-complex="14pt"/>
    </style:style>
    <style:style style:name="T24" style:family="text">
      <style:text-properties fo:font-size="14pt" officeooo:rsid="0023cb2f" style:font-size-asian="14pt" style:font-size-complex="14pt"/>
    </style:style>
    <style:style style:name="T25" style:family="text">
      <style:text-properties fo:font-size="14pt" officeooo:rsid="0025149b" style:font-size-asian="14pt" style:font-size-complex="14pt"/>
    </style:style>
    <style:style style:name="T26" style:family="text">
      <style:text-properties fo:font-size="14pt" officeooo:rsid="002683eb" style:font-size-asian="14pt" style:font-size-complex="14pt"/>
    </style:style>
    <style:style style:name="T27" style:family="text">
      <style:text-properties fo:font-size="14pt" officeooo:rsid="002fe811" style:font-size-asian="14pt" style:font-size-complex="14pt"/>
    </style:style>
    <style:style style:name="T2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15ad18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fo:font-size="14pt" fo:font-style="normal" fo:font-weight="normal" officeooo:rsid="0017529e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size="14pt" fo:font-style="normal" fo:font-weight="normal" officeooo:rsid="00291eaf" style:font-size-asian="14pt" style:font-style-asian="normal" style:font-weight-asian="normal" style:font-size-complex="14pt" style:font-style-complex="normal" style:font-weight-complex="normal"/>
    </style:style>
    <style:style style:name="T32" style:family="text">
      <style:text-properties fo:font-size="14pt" fo:font-style="normal" fo:font-weight="normal" officeooo:rsid="002985dd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size="14pt" fo:font-style="normal" style:font-size-asian="14pt" style:font-style-asian="normal" style:font-size-complex="14pt" style:font-style-complex="normal"/>
    </style:style>
    <style:style style:name="T35" style:family="text">
      <style:text-properties fo:font-size="14pt" fo:font-style="normal" style:font-size-asian="14pt" style:font-style-asian="normal" style:font-size-complex="14pt" style:font-style-complex="normal" loext:padding="0cm" loext:border="none"/>
    </style:style>
    <style:style style:name="T36" style:family="text">
      <style:text-properties fo:font-size="14pt" fo:font-style="normal" officeooo:rsid="00212b98" style:font-size-asian="14pt" style:font-style-asian="normal" style:font-size-complex="14pt" style:font-style-complex="normal"/>
    </style:style>
    <style:style style:name="T37" style:family="text">
      <style:text-properties fo:font-size="14pt" fo:font-style="normal" officeooo:rsid="00291eaf" style:font-size-asian="14pt" style:font-style-asian="normal" style:font-size-complex="14pt" style:font-style-complex="normal"/>
    </style:style>
    <style:style style:name="T38" style:family="text">
      <style:text-properties fo:font-size="14pt" fo:font-style="normal" officeooo:rsid="00275ea5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2985dd" style:font-size-asian="14pt" style:font-style-asian="normal" style:font-size-complex="14pt" style:font-style-complex="normal"/>
    </style:style>
    <style:style style:name="T40" style:family="text">
      <style:text-properties fo:font-size="14pt" fo:font-style="normal" fo:background-color="transparent" loext:char-shading-value="0" style:font-size-asian="14pt" style:font-style-asian="normal" style:font-size-complex="14pt" style:font-style-complex="normal"/>
    </style:style>
    <style:style style:name="T41" style:family="text">
      <style:text-properties fo:font-size="14pt" style:font-size-asian="12.25pt" style:font-size-complex="14pt"/>
    </style:style>
    <style:style style:name="T42" style:family="text">
      <style:text-properties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14pt" fo:font-weight="bold" officeooo:rsid="000cc043" style:font-size-asian="14pt" style:font-weight-asian="bold" style:font-size-complex="14pt" style:font-weight-complex="bold"/>
    </style:style>
    <style:style style:name="T44" style:family="text">
      <style:text-properties fo:font-size="14pt" fo:font-weight="bold" officeooo:rsid="001d9456" style:font-size-asian="14pt" style:font-weight-asian="bold" style:font-size-complex="14pt" style:font-weight-complex="bold"/>
    </style:style>
    <style:style style:name="T45" style:family="text">
      <style:text-properties fo:font-size="14pt" fo:font-weight="normal" style:font-size-asian="14pt" style:font-weight-asian="normal" style:font-size-complex="14pt" style:font-weight-complex="normal"/>
    </style:style>
    <style:style style:name="T46" style:family="text">
      <style:text-properties fo:font-size="14pt" fo:font-weight="normal" officeooo:rsid="002b13a3" style:font-size-asian="14pt" style:font-weight-asian="normal" style:font-size-complex="14pt" style:font-weight-complex="normal"/>
    </style:style>
    <style:style style:name="T47" style:family="text">
      <style:text-properties fo:font-size="14pt" fo:font-weight="normal" officeooo:rsid="002b669f" style:font-size-asian="14pt" style:font-weight-asian="normal" style:font-size-complex="14pt" style:font-weight-complex="normal"/>
    </style:style>
    <style:style style:name="T48" style:family="text">
      <style:text-properties fo:font-size="14pt" fo:font-weight="normal" officeooo:rsid="002dcd0a" style:font-size-asian="14pt" style:font-weight-asian="normal" style:font-size-complex="14pt" style:font-weight-complex="normal"/>
    </style:style>
    <style:style style:name="T49" style:family="text">
      <style:text-properties fo:font-size="14pt" fo:font-weight="normal" officeooo:rsid="00070aa4" style:font-size-asian="14pt" style:font-weight-asian="normal" style:font-size-complex="14pt" style:font-weight-complex="normal"/>
    </style:style>
    <style:style style:name="T50" style:family="text">
      <style:text-properties fo:font-size="14pt" fo:font-weight="normal" officeooo:rsid="002fe811" style:font-size-asian="14pt" style:font-weight-asian="normal" style:font-size-complex="14pt" style:font-weight-complex="normal"/>
    </style:style>
    <style:style style:name="T51" style:family="text">
      <style:text-properties officeooo:rsid="0008ae25"/>
    </style:style>
    <style:style style:name="T52" style:family="text">
      <style:text-properties officeooo:rsid="0017230e"/>
    </style:style>
    <style:style style:name="T53" style:family="text">
      <style:text-properties officeooo:rsid="00191719"/>
    </style:style>
    <style:style style:name="T54" style:family="text">
      <style:text-properties officeooo:rsid="000a8c6b"/>
    </style:style>
    <style:style style:name="T55" style:family="text">
      <style:text-properties officeooo:rsid="001bcfbe"/>
    </style:style>
    <style:style style:name="T56" style:family="text">
      <style:text-properties officeooo:rsid="000b163e"/>
    </style:style>
    <style:style style:name="T57" style:family="text">
      <style:text-properties style:font-name="Liberation Mono" officeooo:rsid="000b163e" style:font-name-asian="Noto Sans Mono CJK SC" style:font-name-complex="Liberation Mono"/>
    </style:style>
    <style:style style:name="T58" style:family="text">
      <style:text-properties officeooo:rsid="0013d690"/>
    </style:style>
    <style:style style:name="T59" style:family="text">
      <style:text-properties officeooo:rsid="000564e0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16a0ff" style:font-style-asian="normal" style:font-style-complex="normal"/>
    </style:style>
    <style:style style:name="T62" style:family="text">
      <style:text-properties officeooo:rsid="0016a0ff"/>
    </style:style>
    <style:style style:name="T63" style:family="text">
      <style:text-properties officeooo:rsid="00183ff8"/>
    </style:style>
    <style:style style:name="T64" style:family="text">
      <style:text-properties officeooo:rsid="001933d3"/>
    </style:style>
    <style:style style:name="T65" style:family="text">
      <style:text-properties officeooo:rsid="0019626e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officeooo:rsid="00077cda"/>
    </style:style>
    <style:style style:name="T68" style:family="text">
      <style:text-properties officeooo:rsid="00212b98"/>
    </style:style>
    <style:style style:name="T69" style:family="text">
      <style:text-properties officeooo:rsid="001f2eef"/>
    </style:style>
    <style:style style:name="T70" style:family="text">
      <style:text-properties officeooo:rsid="00223995"/>
    </style:style>
    <style:style style:name="T71" style:family="text">
      <style:text-properties officeooo:rsid="00231b7c"/>
    </style:style>
    <style:style style:name="T72" style:family="text">
      <style:text-properties officeooo:rsid="002fe811"/>
    </style:style>
    <style:style style:name="T73" style:family="text">
      <style:text-properties style:font-size-asian="12.25pt"/>
    </style:style>
    <text:list-style style:name="L1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веты на вопросы</text:p>
      <text:p text:style-name="P1"/>
      <text:p text:style-name="P1"/>
      <text:p text:style-name="P75"><text:span text:style-name="T59">1) </text:span>Какие плюсы и минусы у реляционных и NoSQL баз данных? Какие существуют группы NoSQL баз данных по типу хранилища? Назовите их плюсы и минусы.</text:p>
      <text:p text:style-name="P76">Ответ:</text:p>
      <text:p text:style-name="P44">Документные — <text:span text:style-name="T62">данные здесь хранятся в структурированных форматах (XML, JSON, BSON), тем не менее адресный доступ сохраняется по ключу. Может иметь различные свойства. Пример таких БД: MongoDB, DocumentDB</text:span></text:p>
      <text:p text:style-name="P45">Ключ-значения — это простейшая разновидность реляционных БД. Данные хранятся в виде словаря, где указателем выступает ключ.</text:p>
      <text:p text:style-name="P53"><text:span text:style-name="T29">Колоночные — </text:span><text:span text:style-name="T30">данные хранятся не по строкам, а по столбцам. Вместо таблиц тут используются колоночные семейства. Они содержат ключи указывающие на формат строки записи информации об объекте. Каждая строка имеет свои свойства, что позволяет в рамказ одного семейства хранить разно структурированные данные. Пример таких БД: Cassandra, HBase</text:span></text:p>
      <text:p text:style-name="P46"><text:span text:style-name="T60">Графовые — </text:span><text:span text:style-name="T61">предназначены для моделирования сложных отношений, где связи — ребра графа, а сами объекты — узлы или вершины. Такой подход может быть полезен для анализа, к примеру профилей. Пример таких БД: Neo4J, Dgraph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536536047776">
          <table:table-cell table:style-name="Таблица1.A1" office:value-type="string">
            <text:p text:style-name="P23"/>
          </table:table-cell>
          <table:table-cell table:style-name="Таблица1.A1" office:value-type="string">
            <text:p text:style-name="P24">Плюсы</text:p>
          </table:table-cell>
          <table:table-cell table:style-name="Таблица1.C1" office:value-type="string">
            <text:p text:style-name="P24">Минусы</text:p>
          </table:table-cell>
        </table:table-row>
        <table:table-row table:style-name="TableLine94536464450016">
          <table:table-cell table:style-name="Таблица1.A2" table:number-rows-spanned="4" office:value-type="string">
            <text:p text:style-name="P24">SQL</text:p>
          </table:table-cell>
          <table:table-cell table:style-name="Таблица1.B2" office:value-type="string">
            <text:p text:style-name="P25">1) Четкая структура таблиц</text:p>
          </table:table-cell>
          <table:table-cell table:style-name="Таблица1.C2" office:value-type="string">
            <text:p text:style-name="P136">1) Жесткая структура</text:p>
          </table:table-cell>
        </table:table-row>
        <table:table-row table:style-name="TableLine94536532729888">
          <table:covered-table-cell/>
          <table:table-cell table:style-name="Таблица1.B3" office:value-type="string">
            <text:p text:style-name="P137">2) Гарантируется целостность данных</text:p>
          </table:table-cell>
          <table:table-cell table:style-name="Таблица1.C3" table:number-rows-spanned="2" office:value-type="string">
            <text:p text:style-name="P139">3) Могут быть проблемы с производительностью с большими объемами данных</text:p>
          </table:table-cell>
        </table:table-row>
        <table:table-row table:style-name="TableLine94536414451488">
          <table:covered-table-cell/>
          <table:table-cell table:style-name="Таблица1.B4" office:value-type="string">
            <text:p text:style-name="P25">3) Можно писать гибкие запросы</text:p>
          </table:table-cell>
          <table:covered-table-cell/>
        </table:table-row>
        <table:table-row table:style-name="TableLine94536532994816">
          <table:covered-table-cell/>
          <table:table-cell table:style-name="Таблица1.B5" office:value-type="string">
            <text:p text:style-name="P25">4) Проверенное временем решение</text:p>
          </table:table-cell>
          <table:table-cell table:style-name="Таблица1.C5" office:value-type="string">
            <text:p text:style-name="P23"/>
          </table:table-cell>
        </table:table-row>
      </table:table>
      <text:p text:style-name="Text_20_body"/>
      <text:p text:style-name="Text_20_body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ext:soft-page-break/>
        <table:table-row table:style-name="TableLine94536532761216">
          <table:table-cell table:style-name="Таблица3.A1" table:number-columns-spanned="3" office:value-type="string">
            <text:p text:style-name="P148">NoSQL</text:p>
          </table:table-cell>
          <table:covered-table-cell/>
          <table:covered-table-cell/>
        </table:table-row>
        <table:table-row table:style-name="TableLine94536532761216">
          <table:table-cell table:style-name="Таблица3.A2" office:value-type="string">
            <text:p text:style-name="P148"/>
          </table:table-cell>
          <table:table-cell table:style-name="Таблица3.A2" office:value-type="string">
            <text:p text:style-name="P149">Плюсы</text:p>
          </table:table-cell>
          <table:table-cell table:style-name="Таблица3.C2" office:value-type="string">
            <text:p text:style-name="P149">Минусы</text:p>
          </table:table-cell>
        </table:table-row>
        <table:table-row table:style-name="TableLine94536536799968">
          <table:table-cell table:style-name="Таблица3.A2" table:number-rows-spanned="2" office:value-type="string">
            <text:p text:style-name="P24">Документные</text:p>
          </table:table-cell>
          <table:table-cell table:style-name="Таблица3.B3" office:value-type="string">
            <text:p text:style-name="P144"><text:span text:style-name="T17">1) Легко масштабируются и меняют структуру при необходимости</text:span></text:p>
          </table:table-cell>
          <table:table-cell table:style-name="Таблица3.C3" office:value-type="string">
            <text:p text:style-name="P143">1) Меньше стандартизации (могут быть различные реализации)</text:p>
          </table:table-cell>
        </table:table-row>
        <table:table-row table:style-name="TableLine94536536799968">
          <table:covered-table-cell/>
          <table:table-cell table:style-name="Таблица3.B4" office:value-type="string">
            <text:p text:style-name="P140">2) Подходят для разработки систем и сервисов, которые работают по разному со структурированными данными</text:p>
          </table:table-cell>
          <table:table-cell table:style-name="Таблица3.C4" office:value-type="string">
            <text:p text:style-name="P143">2) Нет JOIN (нужны денормализованные данные)</text:p>
          </table:table-cell>
        </table:table-row>
        <table:table-row table:style-name="TableLine94536503697472">
          <table:table-cell table:style-name="Таблица3.A2" table:number-rows-spanned="3" office:value-type="string">
            <text:p text:style-name="P24">Ключ-значения</text:p>
          </table:table-cell>
          <table:table-cell table:style-name="Таблица3.B5" office:value-type="string">
            <text:p text:style-name="P136">1) Высокая скорость доступа к данным за счет адресного хранения</text:p>
          </table:table-cell>
          <table:table-cell table:style-name="Таблица3.C5" office:value-type="string">
            <text:p text:style-name="P136">1) Подход не предполагает жесткой типизации и структуризации данных, то контроль передается разработчику </text:p>
          </table:table-cell>
        </table:table-row>
        <table:table-row table:style-name="TableLine94536503697472">
          <table:covered-table-cell/>
          <table:table-cell table:style-name="Таблица3.B6" office:value-type="string">
            <text:p text:style-name="P136">2) Легк<text:span text:style-name="T64">ое</text:span> масштабирование</text:p>
          </table:table-cell>
          <table:table-cell table:style-name="Таблица3.C6" office:value-type="string">
            <text:p text:style-name="P143">2) Нет сложных запросов</text:p>
          </table:table-cell>
        </table:table-row>
        <table:table-row table:style-name="TableLine94536503697472">
          <table:covered-table-cell/>
          <table:table-cell table:style-name="Таблица3.B7" office:value-type="string">
            <text:p text:style-name="P136">3) Хранение и обработка разных по типу и содержанию</text:p>
          </table:table-cell>
          <table:table-cell table:style-name="Таблица3.C7" office:value-type="string">
            <text:p text:style-name="P143">3) Нет структуры данных</text:p>
          </table:table-cell>
        </table:table-row>
        <table:table-row table:style-name="TableLine94536533110944">
          <table:table-cell table:style-name="Таблица3.A9" table:number-rows-spanned="2" office:value-type="string">
            <text:p text:style-name="P24">Колоночные</text:p>
          </table:table-cell>
          <table:table-cell table:style-name="Таблица3.B8" office:value-type="string">
            <text:p text:style-name="P141">1) <text:span text:style-name="T63">Эффективна для аналитиков </text:span></text:p>
          </table:table-cell>
          <table:table-cell table:style-name="Таблица3.C8" office:value-type="string">
            <text:p text:style-name="P142">1) Ограничена поддержка транзакций </text:p>
          </table:table-cell>
        </table:table-row>
        <table:table-row table:style-name="TableLine94536533110944">
          <table:covered-table-cell/>
          <table:table-cell table:style-name="Таблица3.B9" office:value-type="string">
            <text:p text:style-name="P142">2) Быстрый поиск по колонкам</text:p>
          </table:table-cell>
          <table:table-cell table:style-name="Таблица3.C9" office:value-type="string">
            <text:p text:style-name="P142">2) <text:span text:style-name="T64">Неэффективна для точечных запросов</text:span></text:p>
          </table:table-cell>
        </table:table-row>
        <table:table-row table:style-name="TableLine94536536208944">
          <table:table-cell table:style-name="Таблица3.A10" table:number-rows-spanned="2" office:value-type="string">
            <text:p text:style-name="P24">Графовые</text:p>
          </table:table-cell>
          <table:table-cell table:style-name="Таблица3.B10" office:value-type="string">
            <text:p text:style-name="P140">1) Высокая производительность по скольку обход границ и ребер значительнее быстрее чем анализ таблиц и связей</text:p>
          </table:table-cell>
          <table:table-cell table:style-name="Таблица3.C10" office:value-type="string">
            <text:p text:style-name="P145"><text:span text:style-name="T18">1) </text:span><text:span text:style-name="T19">Неэффективны для простых данных</text:span></text:p>
          </table:table-cell>
        </table:table-row>
        <table:table-row table:style-name="TableLine94536536208944">
          <table:covered-table-cell/>
          <table:table-cell table:style-name="Таблица3.B11" office:value-type="string">
            <text:p text:style-name="P142">2) подходит для кеширования сессий </text:p>
          </table:table-cell>
          <table:table-cell table:style-name="Таблица3.C11" office:value-type="string">
            <text:p text:style-name="P142">2) <text:span text:style-name="T64">Мало инструментов сообщества</text:span></text:p>
          </table:table-cell>
        </table:table-row>
      </table:table>
      <text:p text:style-name="P77"/>
      <text:p text:style-name="P83"><text:span text:style-name="T67">2) </text:span>Что такое SQL?</text:p>
      <text:p text:style-name="P94">Ответ. SQL — это язык программирования предназначенный для работы с реляционными БД. Он позволяет выполнять различные операции с помощью операторов. SQL делиться на 4 основных группы: DDL, DML, DCL, TCL.</text:p>
      <text:p text:style-name="P95">Стандартизированный язык поддерживаемый большинством реляционных СУБД</text:p>
      <text:p text:style-name="P2"/>
      <text:p text:style-name="P30"><text:span text:style-name="T2">3</text:span><text:span text:style-name="T3">) </text:span><text:span text:style-name="T1">Для чего нужны и как работают данные операторы SQL:</text:span></text:p>
      <text:p text:style-name="P3">Ответ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94536464464528">
          <table:table-cell table:style-name="Таблица2.A1" office:value-type="string">
            <text:p text:style-name="P27">CREATE — создать новую таблицу, представление или другой объект БД</text:p>
          </table:table-cell>
          <table:table-cell table:style-name="Таблица2.A1" office:value-type="string">
            <text:p text:style-name="P22"><text:span text:style-name="T5">ANY — </text:span><text:span text:style-name="T52">сравнивает одно значение с другим, если последнее подходит под условие</text:span></text:p>
          </table:table-cell>
        </table:table-row>
        <table:table-row table:style-name="TableLine94536464611520">
          <table:table-cell table:style-name="Таблица2.A1" office:value-type="string">
            <text:p text:style-name="P26">ALTER — модификация существующего БД объекта</text:p>
          </table:table-cell>
          <table:table-cell table:style-name="Таблица2.A1" office:value-type="string">
            <text:p text:style-name="P18"><text:span text:style-name="T4">OFFSET — </text:span><text:span text:style-name="T27">сколько строк пропустить</text:span></text:p>
          </table:table-cell>
        </table:table-row>
        <table:table-row table:style-name="TableLine94536464612208">
          <table:table-cell table:style-name="Таблица2.A1" office:value-type="string">
            <text:list xml:id="list74341451" text:style-name="L1">
              <text:list-header>
                <text:p text:style-name="P146">DROP — удаляет существующий объект БД</text:p>
              </text:list-header>
            </text:list>
          </table:table-cell>
          <table:table-cell table:style-name="Таблица2.A1" office:value-type="string">
            <text:p text:style-name="P19">GROUP BY - <text:span text:style-name="T52">группирует строки по указанному столбцу</text:span></text:p>
          </table:table-cell>
        </table:table-row>
        <table:table-row table:style-name="TableLine94536464612848">
          <table:table-cell table:style-name="Таблица2.A1" office:value-type="string">
            <text:list xml:id="list171151282740367" text:continue-numbering="true" text:style-name="L1">
              <text:list-header>
                <text:p text:style-name="P147">TRUNCATE — удаляет содержимое безвозвратно</text:p>
              </text:list-header>
            </text:list>
          </table:table-cell>
          <table:table-cell table:style-name="Таблица2.A1" office:value-type="string">
            <text:p text:style-name="P19">MIN — <text:span text:style-name="T53">минимальное значения</text:span></text:p>
          </table:table-cell>
        </table:table-row>
        <table:table-row table:style-name="TableLine94536464613488">
          <table:table-cell table:style-name="Таблица2.A1" office:value-type="string">
            <text:list xml:id="list171152166933448" text:continue-numbering="true" text:style-name="L1">
              <text:list-header>
                <text:p text:style-name="P147">RENAME — переименовывает</text:p>
              </text:list-header>
            </text:list>
          </table:table-cell>
          <table:table-cell table:style-name="Таблица2.A1" office:value-type="string">
            <text:p text:style-name="P19">MAX — <text:span text:style-name="T53">максимальное значения</text:span></text:p>
          </table:table-cell>
        </table:table-row>
        <table:table-row table:style-name="TableLine94536464614352">
          <table:table-cell table:style-name="Таблица2.A1" office:value-type="string">
            <text:p text:style-name="P17"><text:span text:style-name="T4">SELECT — </text:span><text:span text:style-name="T5">выбирает данные из указанных атрибутов</text:span></text:p>
          </table:table-cell>
          <table:table-cell table:style-name="Таблица2.A1" office:value-type="string">
            <text:p text:style-name="P19">COUNT — <text:span text:style-name="T53">кол-во элементов</text:span></text:p>
          </table:table-cell>
        </table:table-row>
        <table:table-row table:style-name="TableLine94536464614944">
          <table:table-cell table:style-name="Таблица2.A1" office:value-type="string">
            <text:p text:style-name="P21">UPDATE — <text:span text:style-name="T64">используется для обновления</text:span></text:p>
          </table:table-cell>
          <table:table-cell table:style-name="Таблица2.A1" office:value-type="string">
            <text:p text:style-name="P19">AVG — <text:span text:style-name="T53">среднее значения</text:span></text:p>
          </table:table-cell>
        </table:table-row>
        <table:table-row table:style-name="TableLine94536464615744">
          <table:table-cell table:style-name="Таблица2.A1" office:value-type="string">
            <text:p text:style-name="P19">DELETE — <text:span text:style-name="T64">используется для удаления</text:span></text:p>
          </table:table-cell>
          <table:table-cell table:style-name="Таблица2.A1" office:value-type="string">
            <text:p text:style-name="P18"><text:span text:style-name="T4">SUM — </text:span><text:span text:style-name="T6">сумма значений</text:span><text:span text:style-name="T4"> </text:span></text:p>
          </table:table-cell>
        </table:table-row>
        <table:table-row table:style-name="TableLine94536464616544">
          <table:table-cell table:style-name="Таблица2.A1" office:value-type="string">
            <text:p text:style-name="P19">INSERT — <text:span text:style-name="T64">используется для добавление строк</text:span></text:p>
          </table:table-cell>
          <table:table-cell table:style-name="Таблица2.A1" office:value-type="string">
            <text:p text:style-name="P19">LIKE — <text:span text:style-name="T52">сравнивает значение с похожими</text:span></text:p>
          </table:table-cell>
        </table:table-row>
        <table:table-row table:style-name="TableLine94536464617264">
          <table:table-cell table:style-name="Таблица2.A1" office:value-type="string">
            <text:p text:style-name="P19">LEFT JOIN — <text:span text:style-name="T58">выводит все строки из левой таблицы, если в правой нет подходящих значений, то поставит NULL</text:span></text:p>
          </table:table-cell>
          <table:table-cell table:style-name="Таблица2.A1" office:value-type="string">
            <text:p text:style-name="P19"><text:span text:style-name="T54">I</text:span>LIKE — <text:span text:style-name="T65">тоже самое, что и LIKE, только регистронезависимый</text:span></text:p>
          </table:table-cell>
        </table:table-row>
        <table:table-row table:style-name="TableLine94536464618064">
          <table:table-cell table:style-name="Таблица2.A1" office:value-type="string">
            <text:p text:style-name="P71"><text:span text:style-name="T4">INNER JOIN — </text:span><text:span text:style-name="T16">соединяет 2 таблицы, в результат попадут только те результаты, которые совпадают в обоих столбцах </text:span></text:p>
          </table:table-cell>
          <table:table-cell table:style-name="Таблица2.A1" office:value-type="string">
            <text:p text:style-name="P19">IN — <text:span text:style-name="T52">выполняет поиск в заданном списке</text:span></text:p>
          </table:table-cell>
        </table:table-row>
        <table:table-row table:style-name="TableLine94536464618864">
          <table:table-cell table:style-name="Таблица2.A1" office:value-type="string">
            <text:p text:style-name="P68">RIGHT JOIN - <text:span text:style-name="T58">выводит все строки из правой таблицы, если в левой нет подходящих значений, то поставит NULL</text:span></text:p>
          </table:table-cell>
          <table:table-cell table:style-name="Таблица2.A1" office:value-type="string">
            <text:p text:style-name="P70">AS (aliases) — <text:span text:style-name="T65">используется для временного </text:span><text:span text:style-name="T73">переименования </text:span></text:p>
          </table:table-cell>
        </table:table-row>
        <table:table-row table:style-name="TableLine94536464619664">
          <table:table-cell table:style-name="Таблица2.A1" office:value-type="string">
            <text:p text:style-name="P19">WHERE — <text:span text:style-name="T52">фильтрует строки по указанному условию</text:span></text:p>
          </table:table-cell>
          <table:table-cell table:style-name="Таблица2.A1" office:value-type="string">
            <text:p text:style-name="P72"><text:span text:style-name="T4">BETWEEN — </text:span><text:span text:style-name="T5">проверяет вхождения значений в диапазоне</text:span></text:p>
          </table:table-cell>
        </table:table-row>
        <table:table-row table:style-name="TableLine94536464620464">
          <table:table-cell table:style-name="Таблица2.A1" office:value-type="string">
            <text:p text:style-name="P20"><text:span text:style-name="T5">EXISTS — </text:span><text:span text:style-name="T52">определяет наличие строки, соответствующие определенному критерию</text:span></text:p>
          </table:table-cell>
          <table:table-cell table:style-name="Таблица2.A1" office:value-type="string">
            <text:p text:style-name="P20">HAVING — <text:span text:style-name="T52">фильтрует группы, оставляя только те, что подходят под условия</text:span></text:p>
          </table:table-cell>
        </table:table-row>
        <table:table-row table:style-name="TableLine94536464621264">
          <table:table-cell table:style-name="Таблица2.A1" office:value-type="string">
            <text:p text:style-name="P19">DISTINCT — <text:span text:style-name="T55">убирает дубликаты указанного столбца</text:span></text:p>
          </table:table-cell>
          <table:table-cell table:style-name="Таблица2.A1" office:value-type="string">
            <text:p text:style-name="P22">LIMIT — <text:span text:style-name="T52">ограничивает кол-во возвращаемых значений</text:span></text:p>
          </table:table-cell>
        </table:table-row>
        <table:table-row table:style-name="TableLine94536464622064">
          <table:table-cell table:style-name="Таблица2.A1" office:value-type="string">
            <text:p text:style-name="P18"><text:span text:style-name="T4">ORDER BY — </text:span><text:span text:style-name="T5">сортирует строки по указанному столбцу</text:span></text:p>
          </table:table-cell>
          <table:table-cell table:style-name="Таблица2.A1" office:value-type="string">
            <text:p text:style-name="P74"><text:span text:style-name="T49">UNION — </text:span><text:span text:style-name="T50">соединяет 2 запроса удаляя дубликаты</text:span></text:p>
          </table:table-cell>
        </table:table-row>
        <table:table-row table:style-name="TableLine94536464622864">
          <table:table-cell table:style-name="Таблица2.A1" office:value-type="string">
            <text:p text:style-name="P19">ALL — <text:span text:style-name="T52">сравнивает все значения</text:span></text:p>
          </table:table-cell>
          <table:table-cell table:style-name="Таблица2.A1" office:value-type="string">
            <text:p text:style-name="P22"/>
          </table:table-cell>
        </table:table-row>
      </table:table>
      <text:p text:style-name="P49"><text:soft-page-break/><text:span text:style-name="T51">4) </text:span>Как создать пользователя в СУБД?</text:p>
      <text:p text:style-name="P4">Ответ. </text:p>
      <text:p text:style-name="P29">Для того, чтобы создать пользователя в СУБД используется команда</text:p>
      <text:p text:style-name="P6"><text:span text:style-name="T7">«</text:span><text:span text:style-name="Source_20_Text">CREATE USER имя_пользователя WITH PASSWORD 'пароль';», </text:span><text:span text:style-name="Source_20_Text"><text:span text:style-name="T56">также можно </text:span></text:span><text:span text:style-name="Source_20_Text"><text:span text:style-name="T57">добавлять дополнительные параметры, такие как:</text:span></text:span></text:p>
      <text:list xml:id="list3298796752" text:style-name="L2">
        <text:list-item>
          <text:p text:style-name="P150"><text:span text:style-name="Source_20_Text"><text:span text:style-name="T1">SUPERUSER</text:span></text:span><text:span text:style-name="T1"> - предоставляет права суперпользователя. Будьте осторожны с этим параметром. </text:span></text:p>
        </text:list-item>
        <text:list-item>
          <text:p text:style-name="P151"><text:span text:style-name="Source_20_Text"><text:span text:style-name="T1">CREATEDB</text:span></text:span><text:span text:style-name="T1"> - разрешает пользователю создавать новые базы данных. </text:span></text:p>
        </text:list-item>
        <text:list-item>
          <text:p text:style-name="P151"><text:span text:style-name="Source_20_Text"><text:span text:style-name="T1">CREATEROLE</text:span></text:span><text:span text:style-name="T1"> - разрешает пользователю создавать новые роли. </text:span></text:p>
        </text:list-item>
        <text:list-item>
          <text:p text:style-name="P151"><text:span text:style-name="Source_20_Text"><text:span text:style-name="T1">LOGIN</text:span></text:span><text:span text:style-name="T1"> - позволяет пользователю подключаться к базе данных.</text:span></text:p>
        </text:list-item>
      </text:list>
      <text:p text:style-name="P7"><text:span text:style-name="Source_20_Text"/></text:p>
      <text:p text:style-name="P16"><text:span text:style-name="T66">5) Как создать новую базу данных в СУБД? Какие параметры доступны при создании?</text:span></text:p>
      <text:p text:style-name="P5">Ответ. </text:p>
      <text:p text:style-name="P8"><text:span text:style-name="T8">Для создание БД используется команда « CREATE DATABASE имя БД; ». </text:span><text:span text:style-name="T9">Так же можно добавить параметры для БД.</text:span></text:p>
      <text:p text:style-name="P31">Пример: «CREATE DATABASE имя_базы WITH OWNER = имя_владельца, ENCODING = кодировка CONNECTION LIMIT = 5» </text:p>
      <text:p text:style-name="P31"/>
      <text:p text:style-name="P9"><text:span text:style-name="T43">6) </text:span><text:span text:style-name="T42">Как дать права на базу данных пользователю? Как дать права на таблицу? Как отозвать права?</text:span></text:p>
      <text:p text:style-name="P32">Ответ. Есть различные возможности предоставления прав пользователю. Используется оператор GRANT с указанием типа прав ( SELECT, INSERT, UPDATE, DELETE или ALL PRIVILEGES)</text:p>
      <text:p text:style-name="P33">Чтобы предоставить права на БД:</text:p>
      <text:p text:style-name="P12"><text:span text:style-name="T1"><text:tab/><text:tab/>«GRANT SELECT, INSERT ON </text:span><text:span text:style-name="T10">DATABASE</text:span><text:span text:style-name="T1"> имя_БД TO имя_пользователя»</text:span></text:p>
      <text:p text:style-name="P32"/>
      <text:p text:style-name="P12"><text:span text:style-name="T1">Чтобы предоставить права </text:span><text:span text:style-name="T10">на таблицу</text:span></text:p>
      <text:p text:style-name="P34"><text:tab/><text:tab/>«GRANT SELECT, INSERT ON имя_таблицы TO имя_пользователя»</text:p>
      <text:p text:style-name="P32"/>
      <text:p text:style-name="P34"/>
      <text:p text:style-name="P62">Чтобы отозвать права на БД:</text:p>
      <text:p text:style-name="P13"><text:span text:style-name="T1"><text:tab/><text:tab/>«</text:span><text:span text:style-name="T11">REVOKE привилегии ON DATABASE имя_БД FROM имя_пользователей</text:span><text:span text:style-name="T1">»</text:span></text:p>
      <text:p text:style-name="P34"/>
      <text:p text:style-name="P33">Чтобы отозвать права на таблицу:</text:p>
      <text:p text:style-name="P14"><text:span text:style-name="T1"><text:tab/><text:tab/>«</text:span><text:span text:style-name="T11">REVOKE привилегии ON имя_таблицы FROM имя_пользователей</text:span><text:span text:style-name="T1">»</text:span></text:p>
      <text:p text:style-name="P35"/>
      <text:p text:style-name="P56"><text:span text:style-name="T11">7) </text:span><text:span text:style-name="T1">Как можно подключиться к базе данных (терминал / PSQL, ПО для работы с базами)?</text:span></text:p>
      <text:p text:style-name="P15"><text:span text:style-name="T11">О</text:span><text:span text:style-name="T1">твет:</text:span></text:p>
      <text:p text:style-name="P10"><text:span text:style-name="T12">Чтобы подключиться к БД через psql « </text:span><text:span text:style-name="T1">psql -U имя_пользователя -d имя_базы -h хост -p порт </text:span><text:span text:style-name="T12">», где</text:span></text:p>
      <text:p text:style-name="P36">- U — имя пользователя, обязательно;</text:p>
      <text:p text:style-name="P36">- p — порту, обязательно, если БД находиться на другом порту</text:p>
      <text:p text:style-name="P36">- h — хост, обязательно, указать либо localhost, либо IP</text:p>
      <text:p text:style-name="P10"><text:span text:style-name="T12">- d — имя БД, указывается когда хотим </text:span><text:span text:style-name="T13">конкретную БД</text:span></text:p>
      <text:p text:style-name="P36">Пример:</text:p>
      <text:p text:style-name="P10"><text:span text:style-name="T12"><text:tab/><text:tab/>« </text:span><text:span text:style-name="T1">psql -U </text:span><text:span text:style-name="T12">postgres </text:span><text:span text:style-name="T1">-h </text:span><text:span text:style-name="T12">localhost </text:span><text:span text:style-name="T1">-p </text:span><text:span text:style-name="T12">5432»</text:span></text:p>
      <text:p text:style-name="P37"/>
      <text:p text:style-name="P11"><text:span text:style-name="T13">Подключиться можно через строки подключения « </text:span><text:span text:style-name="T1">psql postgresql://пользователь:пароль@хост: порт/база </text:span><text:span text:style-name="T13">»</text:span></text:p>
      <text:p text:style-name="P38">Подключить можно через графический интерфейс, к примеру через «DBeaver» или «pg4»</text:p>
      <text:p text:style-name="P38"/>
      <text:p text:style-name="P55"><text:span text:style-name="T13">8) </text:span><text:span text:style-name="T14">Как создать таблицу в базе данных? Какие Constraints могут быть использованы при создании? Привести примеры запроса на создание таблицы</text:span></text:p>
      <text:p text:style-name="P38">Ответ:</text:p>
      <text:p text:style-name="P39">Чтобы создать таблицу используется команда «CREATE TABLE имя_таблицы (имя_столбца тип_данных ограничения)</text:p>
      <text:p text:style-name="P39"/>
      <text:p text:style-name="P63">Пример:</text:p>
      <text:p text:style-name="P38">CREATE TABLE user</text:p>
      <text:p text:style-name="P40">(</text:p>
      <text:p text:style-name="P65">id serial primary key,</text:p>
      <text:p text:style-name="P66">name varchar(50) not null,</text:p>
      <text:p text:style-name="P66">is_readly bool default false</text:p>
      <text:p text:style-name="P40">)</text:p>
      <text:p text:style-name="P40"/>
      <text:p text:style-name="P40">Constraints (Ограничение):</text:p>
      <text:p text:style-name="P28"><text:span text:style-name="T1">- </text:span><text:span text:style-name="T15">Primary key — первичный ключ;</text:span></text:p>
      <text:p text:style-name="P67">- Foreign key — внешний ключ;</text:p>
      <text:p text:style-name="P67">- Unique — уникальный;</text:p>
      <text:p text:style-name="P67">- Check — проверка</text:p>
      <text:p text:style-name="P40"/>
      <text:p text:style-name="P50"><text:span text:style-name="T65">9) </text:span>Что такое первичные (Primary) и внешние (Foreign) ключи?</text:p>
      <text:p text:style-name="P41">Ответ:</text:p>
      <text:p text:style-name="P41">Первичный ключ - это столбец, которые однозначно идентифицируют каждую строку в таблице.</text:p>
      <text:p text:style-name="P41">Особенность:</text:p>
      <text:list xml:id="list4100015116" text:style-name="L3">
        <text:list-item>
          <text:p text:style-name="P122">Уникальность. Каждое значение ключа должно быть уникальным;</text:p>
        </text:list-item>
        <text:list-item>
          <text:p text:style-name="P108">Непустота. Не должно содержать NULL;</text:p>
        </text:list-item>
        <text:list-item>
          <text:p text:style-name="P108">Неизменность. Значения должно оставаться постоянным;</text:p>
        </text:list-item>
        <text:list-item>
          <text:p text:style-name="P108">Единичность. Только один ключ на таблицу.</text:p>
        </text:list-item>
      </text:list>
      <text:p text:style-name="P86">Внешний ключ — этот столбец или группа столбцов, которые ссылаются на первичный ключ в другой таблице, образуя таким образом связь между таблицами.</text:p>
      <text:p text:style-name="P86">Особенность:</text:p>
      <text:list xml:id="list1827557005" text:style-name="L4">
        <text:list-item>
          <text:p text:style-name="P121">Ссылочная целостность. Гарантирует, что значение во внешнем ключе соответствует существующему;</text:p>
        </text:list-item>
        <text:list-item>
          <text:p text:style-name="P107">Может быть NULL;</text:p>
        </text:list-item>
        <text:list-item>
          <text:p text:style-name="P109">Может быть несколько;</text:p>
        </text:list-item>
        <text:list-item>
          <text:p text:style-name="P114"><text:span text:style-name="T21">Поддерживает каскадные операции.</text:span></text:p>
        </text:list-item>
      </text:list>
      <text:p text:style-name="P52"><text:soft-page-break/>10) Какие типы связей бывают и зачем?</text:p>
      <text:p text:style-name="P42">Ответ:</text:p>
      <text:list xml:id="list1053752028" text:style-name="L5">
        <text:list-item>
          <text:p text:style-name="P101">Один ко Многим</text:p>
        </text:list-item>
      </text:list>
      <text:p text:style-name="P87">Характеристика. Одна запись в таблице А может быть связана с несколькими записями в таблице Б.</text:p>
      <text:p text:style-name="P89">Реализация. Используют общий первичный ключ или внешний ключ с ограничениями </text:p>
      <text:list xml:id="list171151002668431" text:continue-numbering="true" text:style-name="L5">
        <text:list-item>
          <text:p text:style-name="P88">Один к Одному</text:p>
        </text:list-item>
      </text:list>
      <text:p text:style-name="P87">Характеристика. Одна запись в таблице А связана только с одной запись в таблице Б, но запись в таблице Б связана только с одной записью в таблице А. </text:p>
      <text:p text:style-name="P89">Реализация. Внешний ключ таблицы Б ссылается на первичный ключ таблицы А</text:p>
      <text:list xml:id="list171151559086059" text:continue-numbering="true" text:style-name="L5">
        <text:list-item>
          <text:p text:style-name="P88">Многие ко Многим</text:p>
        </text:list-item>
      </text:list>
      <text:p text:style-name="P87">Характеристика. Одна запись в таблице А связана с несколькими записями в таблице Б, и наоборот</text:p>
      <text:p text:style-name="P87">Реализация. Через промежуточную таблицу которая содержит внешние ключи для обеих таблиц</text:p>
      <text:p text:style-name="P127"/>
      <text:p text:style-name="P85"><text:span text:style-name="T44">11) </text:span><text:span text:style-name="T33">Что такое индексы в базе данных? Для чего они нужны?</text:span></text:p>
      <text:p text:style-name="P99"><text:span text:style-name="T34">Ответ:</text:span></text:p>
      <text:p text:style-name="P99"><text:span text:style-name="T34">Индекс — это специальная структура данных, которая ускоряет поиск и сортировку в таблицах БД. Основные типы индексов:</text:span></text:p>
      <text:list xml:id="list3731881299" text:style-name="L6">
        <text:list-item>
          <text:p text:style-name="P123"><text:span text:style-name="T34">В-дерево (B-tree):</text:span></text:p>
        </text:list-item>
      </text:list>
      <text:list xml:id="list168104520" text:style-name="L9">
        <text:list-item>
          <text:p text:style-name="P128"><text:span text:style-name="T34">Наиболее распространенный;</text:span></text:p>
        </text:list-item>
        <text:list-item>
          <text:p text:style-name="P131"><text:span text:style-name="T34">Поддерживает =, &lt;, &gt;, between, like и другие операторы</text:span></text:p>
        </text:list-item>
      </text:list>
      <text:list xml:id="list171151246999462" text:continue-list="list3731881299" text:style-name="L6">
        <text:list-item>
          <text:p text:style-name="P126"><text:span text:style-name="T34">B+-дерево (B+-tree):</text:span></text:p>
        </text:list-item>
      </text:list>
      <text:list xml:id="list171150978412621" text:continue-list="list168104520" text:style-name="L9">
        <text:list-header>
          <text:p text:style-name="P82"><text:span text:style-name="T34"/></text:p>
          <text:p text:style-name="P79"><text:span text:style-name="T34"/></text:p>
        </text:list-header>
      </text:list>
      <text:list xml:id="list171152669058479" text:continue-list="list171151246999462" text:style-name="L6">
        <text:list-item>
          <text:p text:style-name="P125"><text:span text:style-name="T34">Хеш-индекс</text:span></text:p>
        </text:list-item>
      </text:list>
      <text:list xml:id="list3854936485" text:style-name="L10">
        <text:list-item>
          <text:p text:style-name="P129"><text:span text:style-name="T34">Только для точного совпадения;</text:span></text:p>
        </text:list-item>
        <text:list-item>
          <text:p text:style-name="P132"><text:span text:style-name="T34">Очень быстрый для простых запросов;</text:span></text:p>
        </text:list-item>
        <text:list-item>
          <text:p text:style-name="P132"><text:span text:style-name="T34">Не поддерживает сортировку.</text:span></text:p>
        </text:list-item>
      </text:list>
      <text:list xml:id="list171150721748082" text:continue-list="list171152669058479" text:style-name="L6">
        <text:list-item>
          <text:p text:style-name="P126"><text:span text:style-name="T34">R-деревья (R-trees)</text:span></text:p>
        </text:list-item>
        <text:list-item>
          <text:p text:style-name="P126"><text:span text:style-name="T34">Трипы (Tries)</text:span></text:p>
        </text:list-item>
        <text:list-item>
          <text:p text:style-name="P126"><text:soft-page-break/><text:span text:style-name="T34">Гиперкубы (HyperCubes)</text:span></text:p>
        </text:list-item>
        <text:list-item>
          <text:p text:style-name="P126"><text:span text:style-name="T34">GIST (Generalized Search Trees)</text:span></text:p>
        </text:list-item>
        <text:list-item>
          <text:p text:style-name="P124"><text:span text:style-name="T34">Полнотекстовой индекс;</text:span></text:p>
        </text:list-item>
      </text:list>
      <text:list xml:id="list1466263997" text:style-name="L11">
        <text:list-item>
          <text:p text:style-name="P133"><text:span text:style-name="T34">Для поиска по тексту;</text:span></text:p>
        </text:list-item>
        <text:list-item>
          <text:p text:style-name="P133"><text:span text:style-name="T34">Порядок столбцов важен.</text:span></text:p>
        </text:list-item>
      </text:list>
      <text:list xml:id="list171151875173769" text:continue-list="list171150721748082" text:style-name="L6">
        <text:list-item>
          <text:p text:style-name="P124"><text:span text:style-name="T34">Составной индекс.</text:span></text:p>
        </text:list-item>
      </text:list>
      <text:list xml:id="list2199431496" text:style-name="L12">
        <text:list-item>
          <text:p text:style-name="P130"><text:span text:style-name="T34">По нескольким столбцам.</text:span></text:p>
        </text:list-item>
      </text:list>
      <text:p text:style-name="P64"><text:span text:style-name="T36">12) </text:span><text:span text:style-name="T35">Что такое дамп базы данных? Как можно сделать дамп базы PostgreSQL и как можно его развернуть?</text:span></text:p>
      <text:p text:style-name="P57"><text:span text:style-name="T34">Ответ:</text:span></text:p>
      <text:p text:style-name="P57"><text:span text:style-name="T34">Дамп БД — это файл содержащий либо полную копию нашей БД, либо указанные таблицы, скрипты и т. п.</text:span></text:p>
      <text:p text:style-name="P58"><text:span text:style-name="T34">Чтобы создать дамп БД:</text:span></text:p>
      <text:list xml:id="list1107569801" text:style-name="L16">
        <text:list-item>
          <text:p text:style-name="P102"><text:span text:style-name="T34"><text:s/>С помощью pg_dump (для одной БД) «pg_dump -U username -d dbname -f dump.sql», где</text:span></text:p>
        </text:list-item>
      </text:list>
      <text:list xml:id="list732968541" text:style-name="L21">
        <text:list-item>
          <text:p text:style-name="P134"><text:span text:style-name="T34">-</text:span><text:span text:style-name="T37">U — имя пользователя БД;</text:span></text:p>
        </text:list-item>
        <text:list-item>
          <text:p text:style-name="P135"><text:span text:style-name="T37">-d — имя БД;</text:span></text:p>
        </text:list-item>
        <text:list-item>
          <text:p text:style-name="P135"><text:span text:style-name="T37">-f — путь к файлу с расширением .SQL;</text:span></text:p>
        </text:list-item>
        <text:list-item>
          <text:p text:style-name="P135"><text:span text:style-name="T37">--schema-only — только структура(схема) без данных;</text:span></text:p>
        </text:list-item>
        <text:list-item>
          <text:p text:style-name="P135"><text:span text:style-name="T37">--data-only — только данные.</text:span></text:p>
        </text:list-item>
      </text:list>
      <text:list xml:id="list171150768002495" text:continue-list="list1107569801" text:style-name="L16">
        <text:list-item>
          <text:p text:style-name="P117"><text:span text:style-name="T34">С помощью pg_dump (для всех БД) «</text:span><text:span text:style-name="T38">pg_dump -U username -f dump.sql</text:span><text:span text:style-name="T34">»</text:span></text:p>
        </text:list-item>
        <text:list-item>
          <text:p text:style-name="P115"><text:span text:style-name="T31">С помощью </text:span><text:span text:style-name="T32">сжатия «</text:span><text:span text:style-name="T39">pg_dump -U username -d dbname | gzip &gt; dump.sql.gz</text:span><text:span text:style-name="T31">»</text:span></text:p>
        </text:list-item>
      </text:list>
      <text:p text:style-name="P78"><text:span text:style-name="T31"/></text:p>
      <text:p text:style-name="P59"><text:span text:style-name="T34">Чтобы развернуть дамп БД:</text:span></text:p>
      <text:list xml:id="list2196969509" text:style-name="L22">
        <text:list-item>
          <text:p text:style-name="P103"><text:span text:style-name="T34"><text:s/>С помощью SQL-дампа «psql -U username -d dbname -f dump.sql»</text:span></text:p>
        </text:list-item>
        <text:list-item>
          <text:p text:style-name="P116"><text:span text:style-name="T32">С помощью SQL-дампа для всех БД «psql -U username -f dump.sql», нужны права суперпользователя;</text:span></text:p>
        </text:list-item>
        <text:list-item>
          <text:p text:style-name="P118"><text:span text:style-name="T28">С помощью сжатия «gunzip -c dump.sql.gz | psql -U username -d dbname»</text:span></text:p>
        </text:list-item>
      </text:list>
      <text:p text:style-name="P57"><text:span text:style-name="T34"/></text:p>
      <text:p text:style-name="P51"><text:span text:style-name="T68">13) </text:span>Что такое транзакции? Что такое уровни изоляции транзакций и зачем они нужны?</text:p>
      <text:p text:style-name="P47">Ответ:</text:p>
      <text:p text:style-name="P84">Транзакции — это несколько оператор подряд, которые выполняются как одно целое (Атомарные операции). <text:span text:style-name="T70">Транзакции должны соответствовать ACID, то есть быть:</text:span></text:p>
      <text:list xml:id="list1584471970" text:style-name="L13">
        <text:list-item>
          <text:p text:style-name="P91"><text:soft-page-break/><text:span text:style-name="T70">атомарными — </text:span><text:span text:style-name="T71">все операции транзакции выполняются полностью или не выполняются вообще;</text:span></text:p>
        </text:list-item>
        <text:list-item>
          <text:p text:style-name="P91"><text:span text:style-name="T71">с</text:span><text:span text:style-name="T70">огласованность — </text:span><text:span text:style-name="T71">транзакции переводит базу из одного согласованного состояние в другое;</text:span></text:p>
        </text:list-item>
        <text:list-item>
          <text:p text:style-name="P100"><text:span text:style-name="T22">изолированными — </text:span><text:span text:style-name="T23">параллельные транзакции не влияют друг на друга;</text:span></text:p>
        </text:list-item>
        <text:list-item>
          <text:p text:style-name="P100"><text:span text:style-name="T23">долговечными</text:span><text:span text:style-name="T22"> — </text:span><text:span text:style-name="T23">результат завершенной транзакции сохраняются даже после сбоев.</text:span></text:p>
        </text:list-item>
      </text:list>
      <text:p text:style-name="P92">Уровни изоляции транзакций — определяют насколько транзакции «видят» изменения друг друга и какие аномалии допускаются</text:p>
      <text:p text:style-name="P93">Основные уровни изоляции:</text:p>
      <text:list xml:id="list3712963371" text:style-name="L14">
        <text:list-item>
          <text:p text:style-name="P120"><text:span text:style-name="T24">Read Uncommitted (Чтение неподтвержденных данных), то есть транзакции видят не зафиксированные изменения других транзакций и возможные аномалии: «Грязное чтение», «Не повторяющееся чтение» и «Фантомы»;</text:span></text:p>
        </text:list-item>
        <text:list-item>
          <text:p text:style-name="P112"><text:span text:style-name="T1">Read Committed </text:span><text:span text:style-name="T25">(Чтение подтвержденных данных), то есть транзакции видят только зафиксированные изменения других транзакций и возможные аномалии «Не повторяющееся чтение» и «Фантомы»;</text:span></text:p>
        </text:list-item>
        <text:list-item>
          <text:p text:style-name="P113"><text:span text:style-name="T1">Repeatable Read (Повторяемое чтение), то есть гарантирует, что данные, прочитанные в транзакции, не изменяется;</text:span></text:p>
        </text:list-item>
        <text:list-item>
          <text:p text:style-name="P106">Serializable (Сериализуемые), то есть полная изоляция, как если бы транзакции выполнялись последовательно и нет аномалий, но возможны отказы из-за конфликтов.</text:p>
        </text:list-item>
      </text:list>
      <text:p text:style-name="P81"/>
      <text:p text:style-name="P43">Проблемы которые решают уровни изоляции:</text:p>
      <text:list xml:id="list1390158390" text:style-name="L15">
        <text:list-item>
          <text:p text:style-name="P119"><text:span text:style-name="T26">Грязное чтение (Dirty Read) — чтение не зафиксированных данных, которые могут быть отменены;</text:span></text:p>
        </text:list-item>
        <text:list-item>
          <text:p text:style-name="P110"><text:span text:style-name="T26">Не повторяющееся чтение (Non-repeatable Read) — разные значения при повторном чтение одной строки;</text:span></text:p>
        </text:list-item>
        <text:list-item>
          <text:p text:style-name="P111"><text:span text:style-name="T1">Фантомное чтение (Phantom Read) — появлению новых строк при повторном выполнении запроса.</text:span></text:p>
        </text:list-item>
      </text:list>
      <text:p text:style-name="P80"><text:span text:style-name="T1"/></text:p>
      <text:p text:style-name="P90">Для работы с транкзациями используется несколько операторов:</text:p>
      <text:p text:style-name="P90">BEGIN — этот оператор указывает на начало операции</text:p>
      <text:p text:style-name="P90">COMMIT — этот оператор сохраняет изменения внутри транзакции, если транзакция выполняется успешно, то изменения становятся постоянными</text:p>
      <text:p text:style-name="P96"><text:soft-page-break/><text:span text:style-name="T69">ROLLBACK — этот оператор отменяет изменения сделанные во время транзакции и откатывает БД до выполнения транзакции.</text:span></text:p>
      <text:p text:style-name="P97">Пример:</text:p>
      <text:p text:style-name="P104">SET TRANSACTION ISOLATION LEVEL «уровни изоляции»;</text:p>
      <text:p text:style-name="P105">BEGIN ;</text:p>
      <text:p text:style-name="P105"/>
      <text:p text:style-name="P105">UPDATE accounts SET balance = balance - 100 WHERE user_id = 1;</text:p>
      <text:p text:style-name="P105">UPDATE accounts SET balance = balance + 100 WHERE user_id = 2;</text:p>
      <text:p text:style-name="P105"/>
      <text:p text:style-name="P105">COMMIT;</text:p>
      <text:p text:style-name="P98"/>
      <text:p text:style-name="P51"><text:span text:style-name="T68">14) </text:span>Что такое нормализация? Рассказать как привести базу к 3 нормальной форме</text:p>
      <text:p text:style-name="P47">Ответ:</text:p>
      <text:p text:style-name="P48">Нормализация — это процесс организации данных в БД для уменьшения избыточности и улучшение целостности. Она <text:s/>включает разделение таблиц и установление связей между ними по определенным правилам.</text:p>
      <text:p text:style-name="P48">Главная цель нормализации — это устранение дублирования данных, минимизировать аномалий при вставке, обновлений и удаление данных, а так же упрощение структуры БД.</text:p>
      <text:p text:style-name="P54"><text:span text:style-name="T46">Существует </text:span><text:span text:style-name="T48">3</text:span><text:span text:style-name="T46"> основных нормальных форм </text:span><text:span text:style-name="T48">и 3 дополнительные</text:span><text:span text:style-name="T46">:</text:span></text:p>
      <text:p text:style-name="P54"><text:span text:style-name="T46">1 нормальная форма — удаляет повторяющиеся группы атрибутов в таблицы, делая значения атомарными;</text:span></text:p>
      <text:p text:style-name="P60"><text:span text:style-name="T45">2 нормальная форма — </text:span><text:span text:style-name="T47">должна удовлетворять 1 нормальной форме и все не ключевые атрибуты зависят от всего первичного ключа;</text:span></text:p>
      <text:p text:style-name="P61"><text:span text:style-name="T45">3 нормальная форма — устранить поля, не зависящие от ключа;</text:span></text:p>
      <text:p text:style-name="P61"><text:span text:style-name="T45"/></text:p>
      <text:p text:style-name="P61"><text:span text:style-name="T45">Денормализация — иногда нормализацию сознательно нарушают (например, для ускорения запросов) но это может привести к избыточности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3T17:23:25.645800814</meta:creation-date>
    <dc:date>2025-06-25T17:11:50.475193765</dc:date>
    <meta:editing-duration>PT2H22M45S</meta:editing-duration>
    <meta:editing-cycles>13</meta:editing-cycles>
    <meta:generator>LibreOffice/6.4.7.2$Linux_X86_64 LibreOffice_project/40$Build-2</meta:generator>
    <meta:document-statistic meta:table-count="3" meta:image-count="0" meta:object-count="0" meta:page-count="10" meta:paragraph-count="224" meta:word-count="1813" meta:character-count="12703" meta:non-whitespace-character-count="11072"/>
  </office:meta>
</office:document-meta>
</file>